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36E3E019.png"/>
  <manifest:file-entry manifest:media-type="image/png" manifest:full-path="Pictures/10000000000000200000002000309F1C.png"/>
  <manifest:file-entry manifest:media-type="image/gif" manifest:full-path="Pictures/100002000000000A0000000A1F4FBE6C.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762cm" fo:min-width="14.687cm"/>
    </style:style>
    <style:style style:name="gr2" style:family="graphic" style:parent-style-name="standard">
      <style:graphic-properties draw:stroke="none" svg:stroke-color="#000000" draw:fill="none" draw:fill-color="#ffffff" draw:textarea-horizontal-align="left" draw:auto-grow-height="true" draw:auto-grow-width="false" fo:min-height="1.552cm" fo:min-width="6.57cm"/>
    </style:style>
    <style:style style:name="gr3" style:family="graphic">
      <style:graphic-properties style:protect="size"/>
    </style:style>
    <style:style style:name="gr4"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127cm" fo:min-width="14.687cm"/>
    </style:style>
    <style:style style:name="gr6"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3.56cm" fo:min-width="19.365cm"/>
    </style:style>
    <style:style style:name="gr9" style:family="graphic" style:parent-style-name="standard">
      <style:graphic-properties draw:stroke="none" draw:fill="none" fo:min-height="6.977cm"/>
    </style:style>
    <style:style style:name="gr10"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greenmosaic-notes">
      <style:graphic-properties draw:fill-color="#ffffff" draw:auto-grow-height="true" fo:min-height="12.573cm"/>
    </style:style>
    <style:style style:name="pr2" style:family="presentation" style:parent-style-name="lyt-greenmosaic-title">
      <style:graphic-properties draw:auto-grow-height="true" fo:min-height="2.965cm"/>
    </style:style>
    <style:style style:name="pr3" style:family="presentation" style:parent-style-name="lyt-greenmosaic-outline1">
      <style:graphic-properties draw:auto-grow-height="true" fo:min-height="13.005cm"/>
    </style:style>
    <style:style style:name="pr4" style:family="presentation" style:parent-style-name="lyt-greenmosaic-notes">
      <style:graphic-properties draw:fill-color="#ffffff" fo:min-height="12.322cm"/>
    </style:style>
    <style:style style:name="pr5" style:family="presentation" style:parent-style-name="lyt-greenmosaic-title">
      <style:graphic-properties fo:min-height="2.714cm"/>
    </style:style>
    <style:style style:name="pr6" style:family="presentation" style:parent-style-name="lyt-greenmosaic-outline1">
      <style:graphic-properties fo:min-height="13.6cm"/>
    </style:style>
    <style:style style:name="pr7" style:family="presentation" style:parent-style-name="lyt-greenmosaic-outline1">
      <style:graphic-properties fo:min-height="12.754cm"/>
    </style:style>
    <style:style style:name="pr8" style:family="presentation" style:parent-style-name="lyt-greenmosaic-outline1">
      <style:graphic-properties fo:min-height="4.024cm"/>
    </style:style>
    <style:style style:name="P1" style:family="paragraph">
      <style:text-properties fo:font-family="Candara" style:font-family-generic="swiss" style:font-pitch="variable" fo:font-size="40pt" fo:font-weight="bold" style:font-size-asian="40pt" style:font-weight-asian="bold" style:font-size-complex="40pt" style:font-weight-complex="bold"/>
    </style:style>
    <style:style style:name="P2" style:family="paragraph">
      <style:text-properties fo:font-family="Candara" style:font-family-generic="swiss" style:font-pitch="variable" fo:font-size="18pt"/>
    </style:style>
    <style:style style:name="P3" style:family="paragraph">
      <style:paragraph-properties fo:margin-top="0cm" fo:margin-bottom="0cm" fo:line-height="100%" fo:text-align="start"/>
    </style:style>
    <style:style style:name="P4" style:family="paragraph">
      <style:text-properties fo:font-size="22pt" style:font-size-asian="22pt" style:font-size-complex="22pt"/>
    </style:style>
    <style:style style:name="P5" style:family="paragraph">
      <style:text-properties fo:font-size="20pt"/>
    </style:style>
    <style:style style:name="P6" style:family="paragraph">
      <style:paragraph-properties fo:margin-top="0.317cm" fo:margin-bottom="0cm" fo:line-height="100%" fo:text-align="start"/>
    </style:style>
    <style:style style:name="P7" style:family="paragraph">
      <style:text-properties fo:font-size="36pt" style:font-size-asian="36pt" style:font-size-complex="36pt"/>
    </style:style>
    <style:style style:name="P8" style:family="paragraph">
      <style:text-properties fo:font-size="20pt" style:font-size-asian="20pt" style:font-size-complex="20pt"/>
    </style:style>
    <style:style style:name="P9" style:family="paragraph">
      <style:text-properties fo:font-size="24pt" style:font-size-asian="24pt" style:font-size-complex="24pt"/>
    </style:style>
    <style:style style:name="T1" style:family="text">
      <style:text-properties fo:font-family="Candara" style:font-family-generic="swiss" style:font-pitch="variable" fo:font-size="40pt" fo:font-weight="bold" style:font-size-asian="40pt" style:font-weight-asian="bold" style:font-size-complex="40pt" style:font-weight-complex="bold"/>
    </style:style>
    <style:style style:name="T2" style:family="text">
      <style:text-properties fo:font-family="Candara" style:font-family-generic="swiss" style:font-pitch="variable" fo:font-size="18pt"/>
    </style:style>
    <style:style style:name="T3" style:family="text">
      <style:text-properties fo:font-family="Helvetica" style:font-pitch="variable" fo:font-size="12pt" style:font-family-asian="Helvetica" style:font-pitch-asian="variable" style:font-size-asian="12pt" style:font-family-complex="Helvetica" style:font-pitch-complex="variable" style:font-size-complex="12pt"/>
    </style:style>
    <style:style style:name="T4" style:family="text">
      <style:text-properties fo:color="#009999" fo:font-family="Helvetica" style:font-pitch="variable" fo:font-size="12pt" style:text-underline-style="solid" style:text-underline-width="auto" style:text-underline-color="font-color" style:font-family-asian="Helvetica" style:font-pitch-asian="variable" style:font-size-asian="12pt" style:font-family-complex="Helvetica" style:font-pitch-complex="variable" style:font-size-complex="12pt"/>
    </style:style>
    <style:style style:name="T5" style:family="text">
      <style:text-properties fo:font-size="22pt" style:font-size-asian="22pt" style:font-size-complex="22pt"/>
    </style:style>
    <style:style style:name="T6" style:family="text">
      <style:text-properties fo:color="#000000" fo:font-family="'Times New Roman'" style:font-pitch="variable" fo:font-size="11pt" style:font-family-asian="'Times New Roman'" style:font-pitch-asian="variable" style:font-size-asian="11pt" style:font-family-complex="'Times New Roman'" style:font-pitch-complex="variable" style:font-size-complex="11pt"/>
    </style:style>
    <style:style style:name="T7" style:family="text">
      <style:text-properties fo:font-size="36pt" style:font-size-asian="36pt" style:font-size-complex="36pt"/>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font-size="16pt" style:font-size-asian="16pt" style:font-size-complex="16pt"/>
    </style:style>
    <style:style style:name="T11" style:family="text">
      <style:text-properties fo:color="#000000" fo:font-family="'Times New Roman Bold'" style:font-pitch="variable" fo:font-size="11pt" style:font-family-asian="'Times New Roman Bold'" style:font-pitch-asian="variable" style:font-size-asian="11pt" style:font-family-complex="'Times New Roman Bold'" style:font-pitch-complex="variable" style:font-size-complex="11pt"/>
    </style:style>
    <style:style style:name="T12" style:family="text">
      <style:text-properties fo:font-size="18pt" style:font-size-asian="18pt" style:font-size-complex="18pt"/>
    </style:style>
    <style:style style:name="T13" style:family="text">
      <style:text-properties style:use-window-font-color="true" style:text-outline="false" style:text-line-through-style="none" fo:font-family="Candara" style:font-family-generic="swiss" style:font-pitch="variable" fo:font-size="32pt" fo:font-style="normal" fo:text-shadow="none" style:text-underline-style="none" fo:font-weight="normal" style:font-family-asian="Candara" style:font-family-generic-asian="swiss" style:font-pitch-asian="variable" style:font-size-asian="32pt" style:font-style-asian="normal" style:font-weight-asian="normal" style:font-family-complex="Candara" style:font-family-generic-complex="swiss" style:font-pitch-complex="variable" style:font-size-complex="32pt" style:font-style-complex="normal" style:font-weight-complex="normal" style:text-emphasize="none" style:font-relief="none"/>
    </style:style>
    <style:style style:name="T14" style:family="text">
      <style:text-properties style:use-window-font-color="true" style:text-outline="false" style:text-line-through-style="none" fo:font-family="Candara" style:font-family-generic="swiss" style:font-pitch="variable" fo:font-size="28pt" fo:font-style="normal" fo:text-shadow="none" style:text-underline-style="none" fo:font-weight="normal" style:font-family-asian="Candara" style:font-family-generic-asian="swiss" style:font-pitch-asian="variable" style:font-size-asian="28pt" style:font-style-asian="normal" style:font-weight-asian="normal" style:font-family-complex="Candara" style:font-family-generic-complex="swiss" style:font-pitch-complex="variable" style:font-size-complex="28pt" style:font-style-complex="normal" style:font-weight-complex="normal" style:text-emphasize="none" style:font-relief="none"/>
    </style:style>
    <style:style style:name="T15" style:family="text">
      <style:text-properties fo:font-family="'Courier New'" style:font-family-generic="modern" style:font-pitch="fixed"/>
    </style:style>
    <style:style style:name="T16" style:family="text">
      <style:text-properties style:text-underline-style="solid" style:text-underline-width="auto" style:text-underline-color="font-color"/>
    </style:style>
    <style:style style:name="T17" style:family="text">
      <style:text-properties fo:font-size="28pt" style:font-size-asian="28pt" style:font-size-complex="28pt"/>
    </style:style>
    <style:style style:name="T18" style:family="text">
      <style:text-properties fo:font-family="'Courier New'" style:font-family-generic="modern" style:font-pitch="fixed" fo:font-size="28pt" style:font-size-asian="28pt" style:font-size-complex="28pt"/>
    </style:style>
    <style:style style:name="T19" style:family="text">
      <style:text-properties fo:font-family="'Courier New'" style:font-family-generic="modern" style:font-pitch="fixed" fo:font-size="28pt" style:text-underline-style="solid" style:text-underline-width="auto" style:text-underline-color="font-color" style:font-size-asian="28pt" style:font-size-complex="28pt"/>
    </style:style>
    <style:style style:name="T20" style:family="text">
      <style:text-properties fo:font-family="'DejaVu Sans'" style:font-style-name="Condensed" style:font-family-generic="swiss" style:font-family-asian="'DejaVu Sans'" style:font-style-name-asian="Condensed" style:font-family-generic-asian="swiss" style:font-family-complex="'DejaVu Sans'" style:font-style-name-complex="Condensed" style:font-family-generic-complex="swiss"/>
    </style:style>
    <style:style style:name="T21" style:family="text">
      <style:text-properties fo:color="#000000" fo:font-family="'Times New Roman'" style:font-pitch="variable" fo:font-size="12pt" style:font-family-asian="'Times New Roman'" style:font-pitch-asian="variable" style:font-size-asian="12pt" style:font-family-complex="'Times New Roman'"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1F4FBE6C.gif" xlink:type="simple" xlink:show="embed" xlink:actuate="onLoad">
        <style:list-level-properties text:min-label-width="0.508cm" style:vertical-pos="middle" style:vertical-rel="line" fo:width="0.265cm" fo:height="0.265cm"/>
      </text:list-level-style-image>
      <text:list-level-style-image text:level="2" xlink:href="Pictures/100002000000000A0000000A1F4FBE6C.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1F4FBE6C.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1F4FBE6C.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1F4FBE6C.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1F4FBE6C.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1F4FBE6C.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1F4FBE6C.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1F4FBE6C.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1F4FBE6C.gif" xlink:type="simple" xlink:show="embed" xlink:actuate="onLoad">
        <style:list-level-properties text:space-before="5.4cm" text:min-label-width="0.6cm" style:vertical-pos="middle" style:vertical-rel="line" fo:width="0.265cm" fo:height="0.265cm"/>
      </text:list-level-style-image>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greenmosaic" presentation:presentation-page-layout-name="AL1T0">
        <office:forms form:automatic-focus="false" form:apply-design-mode="false"/>
        <draw:frame draw:style-name="gr1" draw:text-style-name="P1" draw:layer="layout" svg:width="19.687cm" svg:height="3.012cm" svg:x="4.443cm" svg:y="6.351cm">
          <draw:text-box>
            <text:p><text:span text:style-name="T1">ICU Update</text:span></text:p>
          </draw:text-box>
        </draw:frame>
        <draw:frame draw:style-name="gr2" draw:text-style-name="P2" draw:layer="layout" svg:width="9.364cm" svg:height="2.462cm" svg:x="4.606cm" svg:y="12.703cm">
          <draw:text-box>
            <text:p><text:span text:style-name="T2">Markus Scherer (Google)</text:span></text:p>
            <text:p><text:span text:style-name="T2">Peter Edberg (Apple)</text:span></text:p>
            <text:p><text:span text:style-name="T2">Stuart Gill (Google)</text:span></text:p>
          </draw:text-box>
        </draw:frame>
        <presentation:notes draw:style-name="dp2">
          <office:forms form:automatic-focus="false" form:apply-design-mode="false"/>
          <draw:page-thumbnail draw:style-name="gr3" draw:layer="layout" svg:width="15.265cm" svg:height="10.476cm" svg:x="3.161cm" svg:y="2.123cm" draw:page-number="1" presentation:class="page"/>
          <draw:frame presentation:style-name="pr1" draw:layer="layout" svg:width="17.271cm" svg:height="12.573cm" svg:x="2.158cm" svg:y="13.271cm" presentation:class="notes">
            <draw:text-box>
              <text:p text:style-name="P3"><text:span text:style-name="T3">ICU (International Components for Unicode) is an open source development project sponsored, supported, and used by many organizations. It is dedicated to providing robust, full-featured, commercial quality, freely available Unicode-based technologies.</text:span></text:p>
              <text:p text:style-name="P3"><text:span text:style-name="T3">Comprehensive support for the Unicode Standard is the basis for multilingual, single-binary software. ICU uses the most current versions of the standard, and provides full support for supplementary characters.</text:span></text:p>
              <text:p text:style-name="P3"><text:span text:style-name="T3">As computing environments become more heterogeneous, software portability becomes more important. ICU lets you produce the same results across all the various platforms you support. It offers great flexibility to extend and customize the supplied system services.</text:span></text:p>
              <text:p text:style-name="P3"><text:span text:style-name="T3">For more information, see the ICU website: </text:span><text:span text:style-name="T4"><text:a xlink:href="http://icu-project.org/">http://icu-project.org</text:a></text:span></text:p>
            </draw:text-box>
          </draw:frame>
        </presentation:notes>
      </draw:page>
      <draw:page draw:name="page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Agenda</text:p>
          </draw:text-box>
        </draw:frame>
        <draw:frame presentation:style-name="pr3" draw:layer="layout" svg:width="23.992cm" svg:height="13.005cm" svg:x="1.999cm" svg:y="5.501cm" presentation:class="outline">
          <draw:text-box>
            <text:list text:style-name="L3">
              <text:list-item>
                <text:p>Isn't Unicode enough?</text:p>
              </text:list-item>
              <text:list-item>
                <text:p>Why ICU?</text:p>
              </text:list-item>
              <text:list-item>
                <text:p>Where is ICU?</text:p>
              </text:list-item>
              <text:list-item>
                <text:p>What's new in ICU 4.6 &amp; 4.8?</text:p>
              </text:list-item>
              <text:list-item>
                <text:p>What's next for ICU?</text:p>
              </text:list-item>
            </text:list>
          </draw:text-box>
        </draw:frame>
        <presentation:notes draw:style-name="dp2">
          <office:forms form:automatic-focus="false" form:apply-design-mode="false"/>
          <draw:page-thumbnail draw:style-name="gr3" draw:layer="layout" svg:width="15.265cm" svg:height="10.476cm" svg:x="3.161cm" svg:y="2.123cm" draw:page-number="2" presentation:class="page"/>
          <draw:frame presentation:style-name="pr4" draw:layer="layout" svg:width="17.271cm" svg:height="12.322cm" svg:x="2.158cm" svg:y="13.271cm" presentation:class="notes" presentation:placeholder="true">
            <draw:text-box/>
          </draw:frame>
        </presentation:notes>
      </draw:page>
      <draw:page draw:name="page3" draw:style-name="dp1" draw:master-page-name="lyt-greenmosaic">
        <office:forms form:automatic-focus="false" form:apply-design-mode="false"/>
        <draw:frame draw:style-name="gr4" draw:text-style-name="P4" draw:layer="layout" svg:width="17.613cm" svg:height="2.055cm" svg:x="8.087cm" svg:y="10.334cm">
          <draw:text-box>
            <text:list text:style-name="L4">
              <text:list-item>
                <text:p><text:span text:style-name="T5">The nature of Unicode</text:span></text:p>
              </text:list-item>
              <text:list-item>
                <text:p><text:span text:style-name="T5">Internationalization, Localization &amp; Locales</text:span></text:p>
              </text:list-item>
            </text:list>
          </draw:text-box>
        </draw:frame>
        <draw:frame draw:style-name="gr5" draw:text-style-name="P1" draw:layer="layout" svg:width="17.147cm" svg:height="3.537cm" svg:x="4.446cm" svg:y="5.244cm">
          <draw:text-box>
            <text:p><text:span text:style-name="T1">Isn't Unicode enough?</text:span></text:p>
          </draw:text-box>
        </draw:frame>
        <presentation:notes draw:style-name="dp2">
          <office:forms form:automatic-focus="false" form:apply-design-mode="false"/>
          <draw:page-thumbnail draw:style-name="gr3" draw:layer="layout" svg:width="15.265cm" svg:height="10.476cm" svg:x="3.161cm" svg:y="2.123cm" draw:page-number="3" presentation:class="page"/>
          <draw:frame presentation:style-name="pr1" draw:text-style-name="P5" draw:layer="layout" svg:width="17.271cm" svg:height="12.573cm" svg:x="2.158cm" svg:y="13.271cm" presentation:class="notes" presentation:placeholder="true">
            <draw:text-box/>
          </draw:frame>
        </presentation:notes>
      </draw:page>
      <draw:page draw:name="page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The Nature of Unicode</text:p>
          </draw:text-box>
        </draw:frame>
        <draw:frame presentation:style-name="pr3" draw:layer="layout" svg:width="23.992cm" svg:height="13.005cm" svg:x="1.999cm" svg:y="5.501cm" presentation:class="outline">
          <draw:text-box>
            <text:list text:style-name="L3">
              <text:list-item>
                <text:p>Handles all modern world languages</text:p>
              </text:list-item>
              <text:list-item>
                <text:p>Efficient and effective processing</text:p>
              </text:list-item>
              <text:list-item>
                <text:p>Lossless data exchange</text:p>
              </text:list-item>
              <text:list-item>
                <text:p>Enables single-binary global software</text:p>
              </text:list-item>
            </text:list>
          </draw:text-box>
        </draw:frame>
        <presentation:notes draw:style-name="dp2">
          <office:forms form:automatic-focus="false" form:apply-design-mode="false"/>
          <draw:page-thumbnail draw:style-name="gr3" draw:layer="layout" svg:width="15.265cm" svg:height="10.476cm" svg:x="3.161cm" svg:y="2.123cm" draw:page-number="4" presentation:class="page"/>
          <draw:frame presentation:style-name="pr4" draw:layer="layout" svg:width="17.271cm" svg:height="12.322cm" svg:x="2.158cm" svg:y="13.271cm" presentation:class="notes">
            <draw:text-box>
              <text:p text:style-name="P6"><text:span text:style-name="T6">Unicode (and the parallel ISO 10646 standard) defines the character set necessary for efficiently processing text in any language and for maintaining text data integrity. In addition to global character coverage, the Unicode standard is unique among character set standards because it also defines data and algorithms for efficient and consistent text processing. This simplifies high-level processing and ensures that all conformant software produces the same results. The widespread adoption of Unicode over the last decade made text data truly portable and formed a cornerstone of the Internet.</text:span></text:p>
              <text:p text:style-name="P6"><text:span text:style-name="T6">Unicode enables lossless exchange of multilingual data between different types of computing systems, as well as single-binary installations of software which can handle text in all languages.</text:span></text:p>
              <text:p text:style-name="P6"><text:span text:style-name="T6">As a result, the Unicode Standard is complex and voluminous and not trivial to implement. ICU supports all Unicode characters, is regularly updated to the latest Unicode version, and implements and provides most of the properties and algorithms.</text:span></text:p>
            </draw:text-box>
          </draw:frame>
        </presentation:notes>
      </draw:page>
      <draw:page draw:name="page5"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But...</text:p>
          </draw:text-box>
        </draw:frame>
        <draw:frame presentation:style-name="pr3" draw:layer="layout" svg:width="23.992cm" svg:height="13.85cm" svg:x="1.999cm" svg:y="5.501cm" presentation:class="outline">
          <draw:text-box>
            <text:list text:style-name="L3">
              <text:list-item>
                <text:p>1,400 pages + Annexes + additional standards</text:p>
              </text:list-item>
              <text:list-item>
                <text:p>Nearly 110,000 characters</text:p>
              </text:list-item>
              <text:list-item>
                <text:p>Major update every 3 years, minor update about once a year</text:p>
              </text:list-item>
              <text:list-item>
                <text:p>80+ character properties, many multi-valued</text:p>
              </text:list-item>
              <text:list-item>
                <text:p>Affects many processes: display, line-break, regular expressions...</text:p>
              </text:list-item>
            </text:list>
          </draw:text-box>
        </draw:frame>
        <presentation:notes draw:style-name="dp2">
          <office:forms form:automatic-focus="false" form:apply-design-mode="false"/>
          <draw:page-thumbnail draw:style-name="gr3" draw:layer="layout" svg:width="15.265cm" svg:height="10.476cm" svg:x="3.161cm" svg:y="2.123cm" draw:page-number="5" presentation:class="page"/>
          <draw:frame presentation:style-name="pr4" draw:layer="layout" svg:width="17.271cm" svg:height="12.322cm" svg:x="2.158cm" svg:y="13.271cm" presentation:class="notes" presentation:placeholder="true">
            <draw:text-box/>
          </draw:frame>
        </presentation:notes>
      </draw:page>
      <draw:page draw:name="page6" draw:style-name="dp1" draw:master-page-name="lyt-greenmosaic" presentation:presentation-page-layout-name="AL2T1">
        <office:forms form:automatic-focus="false" form:apply-design-mode="false"/>
        <draw:frame presentation:style-name="pr5" draw:text-style-name="P7" draw:layer="layout" svg:width="24.992cm" svg:height="2.957cm" svg:x="1.478cm" svg:y="1.624cm" presentation:class="title" presentation:user-transformed="true">
          <draw:text-box>
            <text:p><text:span text:style-name="T7">Internationalization, Localization &amp; Locales</text:span></text:p>
          </draw:text-box>
        </draw:frame>
        <draw:frame presentation:style-name="pr6" draw:layer="layout" svg:width="23.992cm" svg:height="13.6cm" svg:x="2.099cm" svg:y="4.95cm" presentation:class="outline" presentation:user-transformed="true">
          <draw:text-box>
            <text:p><text:span text:style-name="T8">Requirements vary widely across languages &amp; countries</text:span></text:p>
            <text:list text:style-name="L3">
              <text:list-item>
                <text:p><text:span text:style-name="T9">Sorting</text:span></text:p>
              </text:list-item>
              <text:list-item>
                <text:p><text:span text:style-name="T9">Text searching</text:span></text:p>
              </text:list-item>
              <text:list-item>
                <text:p><text:span text:style-name="T9">Bidirectional text processing and complex text layout</text:span></text:p>
              </text:list-item>
              <text:list-item>
                <text:p><text:span text:style-name="T9">Date/time/number/currency formatting</text:span></text:p>
              </text:list-item>
              <text:list-item>
                <text:p><text:span text:style-name="T9">Codepage conversion</text:span></text:p>
              </text:list-item>
              <text:list-item>
                <text:p><text:span text:style-name="T9">…</text:span><text:span text:style-name="T9">and so on</text:span></text:p>
              </text:list-item>
            </text:list>
            <text:p><text:span text:style-name="T8">Performance is key</text:span></text:p>
            <text:list text:continue-numbering="true" text:style-name="L3">
              <text:list-item>
                <text:p><text:span text:style-name="T9">It might be easy to do the right thing</text:span></text:p>
              </text:list-item>
              <text:list-item>
                <text:p><text:span text:style-name="T9">It is hard to do it fast</text:span></text:p>
              </text:list-item>
            </text:list>
          </draw:text-box>
        </draw:frame>
        <presentation:notes draw:style-name="dp2">
          <office:forms form:automatic-focus="false" form:apply-design-mode="false"/>
          <draw:page-thumbnail draw:style-name="gr3" draw:layer="layout" svg:width="15.265cm" svg:height="10.476cm" svg:x="3.161cm" svg:y="2.123cm" draw:page-number="6" presentation:class="page"/>
          <draw:frame presentation:style-name="pr4" draw:layer="layout" svg:width="17.271cm" svg:height="12.322cm" svg:x="2.158cm" svg:y="13.271cm" presentation:class="notes">
            <draw:text-box>
              <text:p text:style-name="P6"><text:span text:style-name="T6">The design and architecture of software that can work with multiple languages and cultural specializations is called internationalization. It involves taking into account a variety of attributes for many areas of text handling and data input and output. The most common attributes are the written language and the country or region for which data is processed or presented. Standard codes for these attributes, and sometimes others, are often combined into “locale identifiers”. Depending on the context, the term “locale” refers either to such locale identifiers or to the relevant collection of associated data and behaviors.</text:span></text:p>
              <text:p text:style-name="P6"><text:span text:style-name="T6">In addition to these familiar attributes, others are also important and cannot be reliably inferred. For example, currency codes and codepages need to be identified reliably for correct results.</text:span></text:p>
              <text:p text:style-name="P6"><text:span text:style-name="T6">Localization provides internationalized software with locale-specific User Interface elements (text, images, layout) and sometimes functionality for regional business rules or similar.</text:span></text:p>
              <text:p text:style-name="P6"><text:span text:style-name="T6">The term globalization is sometimes used as a synonym for internationalization. We use it more narrowly, for software which can be compiled and installed once and handles text in all languages at the same time, as opposed to requiring recompilation for each locale. Such software needs to use Unicode for text processing.</text:span></text:p>
              <text:p text:style-name="P6"><text:span text:style-name="T6">It is often relatively easy to satisfy the requirements from one language or culture, or a small number of closely related ones. However, with the diversity of requirements from many languages and cultures on many processes, and the desire for high performance in many cases, the implementation of these processes can become rather complex. The ICU libraries provide “shrink-wrapped”, reusable, tested implementations that were designed with performance in <text:s/>mind.</text:span></text:p>
            </draw:text-box>
          </draw:frame>
        </presentation:notes>
      </draw:page>
      <draw:page draw:name="page7" draw:style-name="dp1" draw:master-page-name="lyt-greenmosaic">
        <office:forms form:automatic-focus="false" form:apply-design-mode="false"/>
        <draw:frame draw:style-name="gr6" draw:text-style-name="P4" draw:layer="layout" svg:width="9.688cm" svg:height="2.957cm" svg:x="8.087cm" svg:y="10.334cm">
          <draw:text-box>
            <text:list text:style-name="L4">
              <text:list-item>
                <text:p><text:span text:style-name="T5">ICU features</text:span></text:p>
              </text:list-item>
              <text:list-item>
                <text:p><text:span text:style-name="T5">ICU works everywhere</text:span></text:p>
              </text:list-item>
              <text:list-item>
                <text:p><text:span text:style-name="T5">ICU is kept up to date</text:span></text:p>
              </text:list-item>
            </text:list>
          </draw:text-box>
        </draw:frame>
        <draw:frame draw:style-name="gr5" draw:text-style-name="P1" draw:layer="layout" svg:width="17.147cm" svg:height="2.377cm" svg:x="4.446cm" svg:y="5.244cm">
          <draw:text-box>
            <text:p><text:span text:style-name="T1">Why ICU?</text:span></text:p>
          </draw:text-box>
        </draw:frame>
        <presentation:notes draw:style-name="dp2">
          <office:forms form:automatic-focus="false" form:apply-design-mode="false"/>
          <draw:page-thumbnail draw:style-name="gr3" draw:layer="layout" svg:width="15.265cm" svg:height="10.476cm" svg:x="3.161cm" svg:y="2.123cm" draw:page-number="7" presentation:class="page"/>
          <draw:frame presentation:style-name="pr1" draw:text-style-name="P5" draw:layer="layout" svg:width="17.271cm" svg:height="12.573cm" svg:x="2.158cm" svg:y="13.271cm" presentation:class="notes" presentation:placeholder="true">
            <draw:text-box/>
          </draw:frame>
        </presentation:notes>
      </draw:page>
      <draw:page draw:name="page8" draw:style-name="dp1" draw:master-page-name="lyt-greenmosaic" presentation:presentation-page-layout-name="AL3T3">
        <office:forms form:automatic-focus="false" form:apply-design-mode="false"/>
        <draw:frame presentation:style-name="pr2" draw:layer="layout" svg:width="24.992cm" svg:height="2.965cm" svg:x="1.499cm" svg:y="1.537cm" presentation:class="title">
          <draw:text-box>
            <text:p>ICU Features</text:p>
          </draw:text-box>
        </draw:frame>
        <draw:frame presentation:style-name="pr7" draw:text-style-name="P8" draw:layer="layout" svg:width="11.707cm" svg:height="12.754cm" svg:x="1.999cm" svg:y="5.501cm" presentation:class="outline" presentation:user-transformed="true">
          <draw:text-box>
            <text:list text:style-name="L3">
              <text:list-item>
                <text:p><text:span text:style-name="T9">Unicode text handling</text:span></text:p>
              </text:list-item>
              <text:list-item>
                <text:p><text:span text:style-name="T9">Charset conversions (175+)</text:span></text:p>
              </text:list-item>
              <text:list-item>
                <text:p><text:span text:style-name="T9">Charset detection</text:span></text:p>
              </text:list-item>
              <text:list-item>
                <text:p><text:span text:style-name="T9">Collation &amp; Searching</text:span></text:p>
              </text:list-item>
              <text:list-item>
                <text:p><text:span text:style-name="T9">Locales from CLDR (530+)</text:span></text:p>
              </text:list-item>
              <text:list-item>
                <text:p><text:span text:style-name="T9">Resource Bundles</text:span></text:p>
              </text:list-item>
              <text:list-item>
                <text:p><text:span text:style-name="T9">Calendar &amp; Time zones</text:span></text:p>
              </text:list-item>
              <text:list-item>
                <text:p><text:span text:style-name="T9">Complex-text layout engine</text:span></text:p>
              </text:list-item>
              <text:list-item>
                <text:p><text:span text:style-name="T9">Unicode Regular Expressions</text:span></text:p>
              </text:list-item>
            </text:list>
          </draw:text-box>
        </draw:frame>
        <draw:frame presentation:style-name="pr3" draw:text-style-name="P8" draw:layer="layout" svg:width="11.707cm" svg:height="13.005cm" svg:x="14.292cm" svg:y="5.501cm" presentation:class="outline">
          <draw:text-box>
            <text:list text:style-name="L3">
              <text:list-item>
                <text:p><text:span text:style-name="T9">Breaks: word, line, …</text:span></text:p>
              </text:list-item>
              <text:list-item>
                <text:p><text:span text:style-name="T9">Formatting</text:span></text:p>
                <text:list>
                  <text:list-item>
                    <text:p><text:span text:style-name="T10">Date &amp; time</text:span></text:p>
                  </text:list-item>
                  <text:list-item>
                    <text:p><text:span text:style-name="T10">Durations</text:span></text:p>
                  </text:list-item>
                  <text:list-item>
                    <text:p><text:span text:style-name="T10">Messages</text:span></text:p>
                  </text:list-item>
                  <text:list-item>
                    <text:p><text:span text:style-name="T10">Numbers &amp; currencies</text:span></text:p>
                  </text:list-item>
                  <text:list-item>
                    <text:p><text:span text:style-name="T10">Plurals</text:span></text:p>
                  </text:list-item>
                </text:list>
              </text:list-item>
              <text:list-item>
                <text:p><text:span text:style-name="T9">Transforms</text:span></text:p>
                <text:list>
                  <text:list-item>
                    <text:p><text:span text:style-name="T10">Normalization</text:span></text:p>
                  </text:list-item>
                  <text:list-item>
                    <text:p><text:span text:style-name="T10">Casing</text:span></text:p>
                  </text:list-item>
                  <text:list-item>
                    <text:p><text:span text:style-name="T10">Transliterations</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8" presentation:class="page"/>
          <draw:frame presentation:style-name="pr4" draw:layer="layout" svg:width="17.271cm" svg:height="12.322cm" svg:x="2.158cm" svg:y="13.271cm" presentation:class="notes" presentation:user-transformed="true">
            <draw:text-box>
              <text:p text:style-name="P6"><text:span text:style-name="T6">In addition to basic Unicode standard conformance, both the ICU Java library (“ICU4J”) and the C/C++ libraries (“ICU4C”) also provide a full set of internationalization features listed above.</text:span></text:p>
              <text:p text:style-name="P6"><text:span text:style-name="T11">Notes on C/C++ vs. Java</text:span></text:p>
              <text:p text:style-name="P6"><text:span text:style-name="T6">ICU C/C++ and Java APIs do differ slightly due to the differences of programming languages. Sometimes the feature development in ICU4C leapfrogs ICU4J or vice versa by 1-2 releases.</text:span></text:p>
              <text:p text:style-name="P6"><text:span text:style-name="T6">Since ICU is open source and closely tracks the Unicode Standard, ICU can support changes and additions to the Unicode Standard much more quickly than Java. Java support for Unicode is tied to major releases of the JDK, and can lag the Unicode Standard by a year or more.</text:span></text:p>
            </draw:text-box>
          </draw:frame>
        </presentation:notes>
      </draw:page>
      <draw:page draw:name="page9"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Works Everywhere</text:p>
          </draw:text-box>
        </draw:frame>
        <draw:frame presentation:style-name="pr7" draw:text-style-name="P9" draw:layer="layout" svg:width="23.992cm" svg:height="13.589cm" svg:x="1.999cm" svg:y="5.501cm" presentation:class="outline" presentation:user-transformed="true">
          <draw:text-box>
            <text:p><text:span text:style-name="T5">Mature, widely used set of C/C++ and Java libraries</text:span></text:p>
            <text:list text:style-name="L3">
              <text:list-item>
                <text:p><text:span text:style-name="T12">Basis for Java 1.1 internationalization, but goes far beyond Java 1.1</text:span></text:p>
              </text:list-item>
            </text:list>
            <text:p><text:span text:style-name="T5">Very portable – identical results on all platforms/programming languages</text:span></text:p>
            <text:list text:continue-numbering="true" text:style-name="L3">
              <text:list-item>
                <text:p><text:span text:style-name="T12">C/C++ (ICU4C): 30+ platforms/compilers</text:span></text:p>
              </text:list-item>
              <text:list-item>
                <text:p><text:span text:style-name="T12">Java (ICU4J): Oracle and IBM JRE</text:span></text:p>
              </text:list-item>
            </text:list>
            <text:p><text:span text:style-name="T5">Full threading model</text:span></text:p>
            <text:p><text:span text:style-name="T5">Customizable &amp; Modular</text:span></text:p>
            <text:p><text:span text:style-name="T5">Open source (since 1999) – but non-restrictive</text:span></text:p>
            <text:list text:continue-numbering="true" text:style-name="L3">
              <text:list-item>
                <text:p><text:span text:style-name="T12">Governed by a Project Management Committee</text:span></text:p>
              </text:list-item>
              <text:list-item>
                <text:p><text:span text:style-name="T12">Contributions from many parties (IBM, Google, Apple, Yahoo, ...)</text:span></text:p>
              </text:list-item>
            </text:list>
          </draw:text-box>
        </draw:frame>
        <presentation:notes draw:style-name="dp2">
          <office:forms form:automatic-focus="false" form:apply-design-mode="false"/>
          <draw:page-thumbnail draw:style-name="gr3" draw:layer="layout" svg:width="15.265cm" svg:height="10.476cm" svg:x="3.161cm" svg:y="2.123cm" draw:page-number="9" presentation:class="page"/>
          <draw:frame presentation:style-name="pr4" draw:layer="layout" svg:width="17.271cm" svg:height="12.322cm" svg:x="2.158cm" svg:y="13.271cm" presentation:class="notes">
            <draw:text-box>
              <text:p text:style-name="P6"><text:span text:style-name="T6">International Components for Unicode (ICU) is a mature set of widely used C/C++ and Java libraries. <text:s/>They are portable to many environments and platforms. <text:s/>There are 2 sub-projects of ICU. <text:s/>There is ICU4C, which is written in C and C++. <text:s/>There is ICU4J which is written in Java. </text:span></text:p>
              <text:p text:style-name="P6"><text:span text:style-name="T6">Mature: Started in 1996, contributions to JDK 1.1 (1997), open source project since 1999.</text:span></text:p>
              <text:p text:style-name="P6"><text:span text:style-name="T6">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10"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Is Kept Up To Date</text:p>
          </draw:text-box>
        </draw:frame>
        <draw:frame presentation:style-name="pr7" draw:layer="layout" svg:width="23.992cm" svg:height="12.754cm" svg:x="1.999cm" svg:y="5.501cm" presentation:class="outline" presentation:user-transformed="true">
          <draw:text-box>
            <text:list text:style-name="L3">
              <text:list-item>
                <text:p>1..2 major ICU releases per year</text:p>
              </text:list-item>
              <text:list-item>
                <text:p>Each ICU release supports the latest</text:p>
                <text:list>
                  <text:list-item>
                    <text:p>Unicode version</text:p>
                  </text:list-item>
                  <text:list-item>
                    <text:p>CLDR version</text:p>
                  </text:list-item>
                  <text:list-item>
                    <text:p>Time zone database update</text:p>
                  </text:list-item>
                </text:list>
              </text:list-item>
              <text:list-item>
                <text:p>TZ DB updates for past ICU versions</text:p>
              </text:list-item>
              <text:list-item>
                <text:p>Maintenance releases for important bugs</text:p>
              </text:list-item>
            </text:list>
          </draw:text-box>
        </draw:frame>
        <presentation:notes draw:style-name="dp2">
          <office:forms form:automatic-focus="false" form:apply-design-mode="false"/>
          <draw:page-thumbnail draw:style-name="gr3" draw:layer="layout" svg:width="15.265cm" svg:height="10.476cm" svg:x="3.161cm" svg:y="2.123cm" draw:page-number="10" presentation:class="page"/>
          <draw:frame presentation:style-name="pr4" draw:layer="layout" svg:width="17.271cm" svg:height="12.322cm" svg:x="2.158cm" svg:y="13.271cm" presentation:class="notes" presentation:placeholder="true">
            <draw:text-box/>
          </draw:frame>
        </presentation:notes>
      </draw:page>
      <draw:page draw:name="page11" draw:style-name="dp1" draw:master-page-name="lyt-greenmosaic">
        <office:forms form:automatic-focus="false" form:apply-design-mode="false"/>
        <draw:frame draw:style-name="gr7" draw:text-style-name="P4" draw:layer="layout" svg:width="15.983cm" svg:height="2.055cm" svg:x="8.087cm" svg:y="10.334cm">
          <draw:text-box>
            <text:list text:style-name="L4">
              <text:list-item>
                <text:p><text:span text:style-name="T5">ICU in IBM, Google and Apple products</text:span></text:p>
              </text:list-item>
              <text:list-item>
                <text:p><text:span text:style-name="T5">Other ICU Users</text:span></text:p>
              </text:list-item>
            </text:list>
          </draw:text-box>
        </draw:frame>
        <draw:frame draw:style-name="gr5" draw:text-style-name="P1" draw:layer="layout" svg:width="17.147cm" svg:height="2.377cm" svg:x="4.446cm" svg:y="5.244cm">
          <draw:text-box>
            <text:p><text:span text:style-name="T1">Where is ICU?</text:span></text:p>
          </draw:text-box>
        </draw:frame>
        <presentation:notes draw:style-name="dp2">
          <office:forms form:automatic-focus="false" form:apply-design-mode="false"/>
          <draw:page-thumbnail draw:style-name="gr3" draw:layer="layout" svg:width="15.265cm" svg:height="10.476cm" svg:x="3.161cm" svg:y="2.123cm" draw:page-number="11" presentation:class="page"/>
          <draw:frame presentation:style-name="pr1" draw:text-style-name="P5" draw:layer="layout" svg:width="17.271cm" svg:height="12.573cm" svg:x="2.158cm" svg:y="13.271cm" presentation:class="notes" presentation:placeholder="true">
            <draw:text-box/>
          </draw:frame>
        </presentation:notes>
      </draw:page>
      <draw:page draw:name="page1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in IBM Products</text:p>
          </draw:text-box>
        </draw:frame>
        <draw:frame presentation:style-name="pr8" draw:text-style-name="P4" draw:layer="layout" svg:width="23.992cm" svg:height="4.024cm" svg:x="1.999cm" svg:y="5.501cm" presentation:class="outline" presentation:user-transformed="true">
          <draw:text-box>
            <text:list text:style-name="L3">
              <text:list-item>
                <text:p><text:span text:style-name="T5">All 5 major software brands</text:span></text:p>
              </text:list-item>
              <text:list-item>
                <text:p><text:span text:style-name="T5">IBM operating systems</text:span></text:p>
              </text:list-item>
              <text:list-item>
                <text:p><text:span text:style-name="T5">Products</text:span></text:p>
              </text:list-item>
            </text:list>
          </draw:text-box>
        </draw:frame>
        <draw:frame draw:style-name="gr8" draw:layer="layout" svg:width="21.77cm" svg:height="8.358cm" svg:x="3.63cm" svg:y="9.919cm">
          <draw:text-box>
            <text:p>Ascential Software, Cognos, PSD Print Architecture, DB2, COBOL, Host Access Client, InfoPrint Manager, Informix GLS, iSeries, Language Analysis Systems, Lotus Notes, Lotus Extended Search, Lotus Workplace, WebSphere Message Broker, NUMA-Q, OTI, OmniFind, Pervasive Computing WECMS, Rational Business Developer and Rational Application Developer, SS&amp;S Websphere Banking Solutions, Tivoli Presentation Services, Tivoli Identity Manager, WBI Adapter/ Connect/Modeler and Monitor/ Solution Technology Development/WBI-Financial TePI, Websphere Application Server/ Studio Workload Simulator/Transcoding Publisher, XML Parser.</text:p>
          </draw:text-box>
        </draw:frame>
        <presentation:notes draw:style-name="dp2">
          <office:forms form:automatic-focus="false" form:apply-design-mode="false"/>
          <draw:page-thumbnail draw:style-name="gr3" draw:layer="layout" svg:width="15.265cm" svg:height="10.476cm" svg:x="3.161cm" svg:y="2.123cm" draw:page-number="12" presentation:class="page"/>
          <draw:frame presentation:style-name="pr4" draw:layer="layout" svg:width="17.271cm" svg:height="12.322cm" svg:x="2.158cm" svg:y="13.271cm" presentation:class="notes">
            <draw:text-box>
              <text:p text:style-name="P6"><text:span text:style-name="T6">ICU is used throughout IBM. It is also used by many other companies and organizations. Many of these companies and organizations also participate in improving ICU.</text:span></text:p>
            </draw:text-box>
          </draw:frame>
        </presentation:notes>
      </draw:page>
      <draw:page draw:name="page13" draw:style-name="dp1" draw:master-page-name="lyt-greenmosaic" presentation:presentation-page-layout-name="AL3T3">
        <office:forms form:automatic-focus="false" form:apply-design-mode="false"/>
        <draw:frame presentation:style-name="pr2" draw:layer="layout" svg:width="24.992cm" svg:height="2.965cm" svg:x="1.499cm" svg:y="1.537cm" presentation:class="title">
          <draw:text-box>
            <text:p>ICU in Google Products</text:p>
          </draw:text-box>
        </draw:frame>
        <draw:frame presentation:style-name="pr3" draw:text-style-name="P9" draw:layer="layout" svg:width="11.707cm" svg:height="13.005cm" svg:x="1.999cm" svg:y="5.501cm" presentation:class="outline" presentation:user-transformed="true">
          <draw:text-box>
            <text:list text:style-name="L3">
              <text:list-item>
                <text:p><text:span text:style-name="T8">Web Search</text:span></text:p>
              </text:list-item>
              <text:list-item>
                <text:p><text:span text:style-name="T8">Chrome</text:span></text:p>
              </text:list-item>
              <text:list-item>
                <text:p><text:span text:style-name="T8">Android</text:span></text:p>
              </text:list-item>
              <text:list-item>
                <text:p><text:span text:style-name="T8">Adwords</text:span></text:p>
              </text:list-item>
              <text:list-item>
                <text:p><text:span text:style-name="T8">Google Finance</text:span></text:p>
              </text:list-item>
              <text:list-item>
                <text:p><text:span text:style-name="T8">Google Maps</text:span></text:p>
              </text:list-item>
              <text:list-item>
                <text:p><text:span text:style-name="T8">Blogger</text:span></text:p>
              </text:list-item>
            </text:list>
          </draw:text-box>
        </draw:frame>
        <draw:frame presentation:style-name="pr3" draw:text-style-name="P9" draw:layer="layout" svg:width="11.707cm" svg:height="13.005cm" svg:x="14.292cm" svg:y="5.501cm" presentation:class="outline">
          <draw:text-box>
            <text:list text:style-name="L3">
              <text:list-item>
                <text:p><text:span text:style-name="T8">Google Analytics</text:span></text:p>
              </text:list-item>
              <text:list-item>
                <text:p><text:span text:style-name="T8">Google Gears</text:span></text:p>
              </text:list-item>
              <text:list-item>
                <text:p><text:span text:style-name="T8">Google Groups</text:span></text:p>
              </text:list-item>
              <text:list-item>
                <text:p><text:span text:style-name="T8">Others...</text:span></text:p>
              </text:list-item>
            </text:list>
          </draw:text-box>
        </draw:frame>
        <presentation:notes draw:style-name="dp2">
          <office:forms form:automatic-focus="false" form:apply-design-mode="false"/>
          <draw:page-thumbnail draw:style-name="gr3" draw:layer="layout" svg:width="15.265cm" svg:height="10.476cm" svg:x="3.161cm" svg:y="2.123cm" draw:page-number="13" presentation:class="page"/>
          <draw:frame presentation:style-name="pr4" draw:layer="layout" svg:width="17.271cm" svg:height="12.322cm" svg:x="2.158cm" svg:y="13.271cm" presentation:class="notes">
            <draw:text-box>
              <text:p><text:span text:style-name="T12">ICU is part of the Android platform and used in the implementation of some of the SDK libraries. It is the basis of Chrome internationalization and used widely in cloud-based Google products.</text:span></text:p>
            </draw:text-box>
          </draw:frame>
        </presentation:notes>
      </draw:page>
      <draw:page draw:name="page1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in Apple Products</text:p>
          </draw:text-box>
        </draw:frame>
        <draw:frame presentation:style-name="pr3" draw:layer="layout" svg:width="23.992cm" svg:height="13.005cm" svg:x="1.999cm" svg:y="5.501cm" presentation:class="outline" presentation:user-transformed="true">
          <draw:text-box>
            <text:list text:style-name="L3">
              <text:list-item>
                <text:p>Mac OS X, including applications</text:p>
              </text:list-item>
              <text:list-item>
                <text:p>iOS (iPhone, iPad, iPod touch, Apple TV)</text:p>
              </text:list-item>
              <text:list-item>
                <text:p>Windows applications and related support</text:p>
                <text:list>
                  <text:list-item>
                    <text:p>Safari</text:p>
                  </text:list-item>
                  <text:list-item>
                    <text:p>iTunes</text:p>
                  </text:list-item>
                  <text:list-item>
                    <text:p>Apple Mobile Device Support</text:p>
                  </text:list-item>
                </text:list>
              </text:list-item>
              <text:list-item>
                <text:p>Others...</text:p>
              </text:list-item>
            </text:list>
          </draw:text-box>
        </draw:frame>
        <presentation:notes draw:style-name="dp2">
          <office:forms form:automatic-focus="false" form:apply-design-mode="false"/>
          <draw:page-thumbnail draw:style-name="gr3" draw:layer="layout" svg:width="15.265cm" svg:height="10.476cm" svg:x="3.161cm" svg:y="2.123cm" draw:page-number="14" presentation:class="page"/>
          <draw:frame presentation:style-name="pr4" draw:layer="layout" svg:width="17.271cm" svg:height="12.322cm" svg:x="2.158cm" svg:y="13.271cm" presentation:class="notes" presentation:placeholder="true">
            <draw:text-box/>
          </draw:frame>
        </presentation:notes>
      </draw:page>
      <draw:page draw:name="page15" draw:style-name="dp1" draw:master-page-name="lyt-greenmosaic" presentation:presentation-page-layout-name="AL4T19">
        <office:forms form:automatic-focus="false" form:apply-design-mode="false"/>
        <draw:frame presentation:style-name="pr2" draw:layer="layout" svg:width="24.992cm" svg:height="2.965cm" svg:x="1.499cm" svg:y="1.537cm" presentation:class="title">
          <draw:text-box>
            <text:p>Other ICU Users</text:p>
          </draw:text-box>
        </draw:frame>
        <draw:frame draw:style-name="gr9" draw:layer="layout" svg:width="22.94cm" svg:height="10.569cm" svg:x="2.46cm" svg:y="5.689cm">
          <draw:text-box>
            <text:p>ABAS Software, Adobe, Amazon (Kindle), Amdocs, Apache (Harmony, Lucene, Solr, PDFBox, Tika, Xlan, Xerces, ....), Appian, Argonne National Laboratory, Avaya, BAE Systems Geospatial eXploitation Products, BEA, BluePhoenix Solutions, BMC Software, Boost, BroadJump, Business Objects, caris, CERN, Debian Linux, Dell, Eclipse, eBay, EMC Corporation, ESRI, Free BSD, Gentoo Linux, GroundWork Open Source, GTK+, Harman/Becker Automotive Systems GmbH, HP, Hyperion, Inktomi, Innodata Isogen, Informatica, Intel, Interlogics, IONA, IXOS, Jikes, Library of Congress, Mathworks, Mozilla, Netezza, OpenOffice, Lawson Software, Leica Geosystems GIS &amp; Mapping LLC, Mandrake Linux, OCLC, Progress Software, Python, QNX, Rogue Wave, SAP, SIL, SPSS, Software AG, Sun Microsystems (Solaris, Java), SuSE, Sybase, Symantec, Teradata (NCR), Trend Micro, Virage, webMethods, Wine, WMS Gaming, XyEnterprise, Yahoo!, and many others.</text:p>
          </draw:text-box>
        </draw:frame>
        <presentation:notes draw:style-name="dp2">
          <office:forms form:automatic-focus="false" form:apply-design-mode="false"/>
          <draw:page-thumbnail draw:style-name="gr3" draw:layer="layout" svg:width="15.265cm" svg:height="10.476cm" svg:x="3.161cm" svg:y="2.123cm" draw:page-number="15" presentation:class="page"/>
          <draw:frame presentation:style-name="pr4" draw:layer="layout" svg:width="17.271cm" svg:height="12.322cm" svg:x="2.158cm" svg:y="13.271cm" presentation:class="notes" presentation:placeholder="true">
            <draw:text-box/>
          </draw:frame>
        </presentation:notes>
      </draw:page>
      <draw:page draw:name="page16" draw:style-name="dp1" draw:master-page-name="lyt-greenmosaic">
        <office:forms form:automatic-focus="false" form:apply-design-mode="false"/>
        <draw:frame draw:style-name="gr10" draw:text-style-name="P4" draw:layer="layout" svg:width="14.277cm" svg:height="9.271cm" svg:x="8.092cm" svg:y="9.525cm">
          <draw:text-box>
            <text:list text:style-name="L4">
              <text:list-item>
                <text:p><text:span text:style-name="T5">Unicode 6.0 &amp; CLDR 1.9/2.0</text:span></text:p>
              </text:list-item>
              <text:list-item>
                <text:p><text:span text:style-name="T5">Java 7 Locale support</text:span></text:p>
              </text:list-item>
              <text:list-item>
                <text:p><text:span text:style-name="T5">Collation optimizations</text:span></text:p>
              </text:list-item>
              <text:list-item>
                <text:p><text:span text:style-name="T5">Collation script reordering</text:span></text:p>
              </text:list-item>
              <text:list-item>
                <text:p><text:span text:style-name="T5">AlphabeticIndex</text:span></text:p>
              </text:list-item>
              <text:list-item>
                <text:p><text:span text:style-name="T5">UTS #46 (updated IDNA)</text:span></text:p>
              </text:list-item>
              <text:list-item>
                <text:p><text:span text:style-name="T5">Regular Expression improvements</text:span></text:p>
              </text:list-item>
              <text:list-item>
                <text:p><text:span text:style-name="T5">MessageFormat improvements</text:span></text:p>
              </text:list-item>
              <text:list-item>
                <text:p><text:span text:style-name="T5">Other formatting improvements</text:span></text:p>
              </text:list-item>
              <text:list-item>
                <text:p><text:span text:style-name="T5">C++ RTTI</text:span></text:p>
              </text:list-item>
            </text:list>
          </draw:text-box>
        </draw:frame>
        <draw:frame draw:style-name="gr5" draw:text-style-name="P1" draw:layer="layout" svg:width="17.147cm" svg:height="3.537cm" svg:x="4.446cm" svg:y="5.244cm">
          <draw:text-box>
            <text:p><text:span text:style-name="T1">What's new in ICU 4.6 &amp; 4.8?</text:span></text:p>
          </draw:text-box>
        </draw:frame>
        <presentation:notes draw:style-name="dp2">
          <office:forms form:automatic-focus="false" form:apply-design-mode="false"/>
          <draw:page-thumbnail draw:style-name="gr3" draw:layer="layout" svg:width="15.265cm" svg:height="10.476cm" svg:x="3.161cm" svg:y="2.123cm" draw:page-number="16" presentation:class="page"/>
          <draw:frame presentation:style-name="pr1" draw:text-style-name="P5" draw:layer="layout" svg:width="17.271cm" svg:height="12.573cm" svg:x="2.158cm" svg:y="13.271cm" presentation:class="notes">
            <draw:text-box>
              <text:p><text:span text:style-name="T10">Within the last year, the ICU team has released two versions. ICU 4.6 upgraded to Unicode 6.0, and ICU 4.8 and CLDR 2.0 increased locale data significantly.</text:span></text:p>
            </draw:text-box>
          </draw:frame>
        </presentation:notes>
      </draw:page>
      <draw:page draw:name="page17"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Locale Data (1.9)</text:p>
          </draw:text-box>
        </draw:frame>
        <draw:frame presentation:style-name="pr3" draw:layer="layout" svg:width="23.992cm" svg:height="13.005cm" svg:x="1.999cm" svg:y="5.501cm" presentation:class="outline" presentation:user-transformed="true">
          <draw:text-box>
            <text:list text:style-name="L3">
              <text:list-item>
                <text:p>CLDR 1.9 in ICU 4.6</text:p>
                <text:list>
                  <text:list-item>
                    <text:p>Collation: CJK based on Unihan, reordered DUCET, search collators</text:p>
                  </text:list-item>
                  <text:list-item>
                    <text:p>Improved transliteration, etc.</text:p>
                  </text:list-item>
                  <text:list-item>
                    <text:p>Punctuation exemplar characters</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7" presentation:class="page"/>
          <draw:frame presentation:style-name="pr4" draw:layer="layout" svg:width="17.271cm" svg:height="12.322cm" svg:x="2.158cm" svg:y="13.271cm" presentation:class="notes" presentation:user-transformed="true">
            <draw:text-box>
              <text:p><text:span text:style-name="T10">Every ICU release implements the current Unicode version, collation and CLDR locale data.</text:span></text:p>
              <text:p><text:span text:style-name="T10">CJK collation was redone, based on updated Unihan data. The default collation order was changed (see later slide). Special tailorings for string search were added.</text:span></text:p>
              <text:p><text:span text:style-name="T10">Pinyin transliteration data based on Unihan data. Transliteration data for more languages.</text:span></text:p>
              <text:p><text:span text:style-name="T10">A new exemplar character set type provides the punctuation characters customarily used with each language.</text:span></text:p>
              <text:p><text:span text:style-name="T10"/></text:p>
              <text:p><text:span text:style-name="T10">Details: </text:span><text:span text:style-name="T10"><text:a xlink:href="http://cldr.unicode.org/index/downloads">http://cldr.unicode.org/index/downloads</text:a></text:span></text:p>
            </draw:text-box>
          </draw:frame>
        </presentation:notes>
      </draw:page>
      <draw:page draw:name="page18"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Locale Data (2.0)</text:p>
          </draw:text-box>
        </draw:frame>
        <draw:frame presentation:style-name="pr3" draw:layer="layout" svg:width="23.992cm" svg:height="13.005cm" svg:x="1.999cm" svg:y="5.501cm" presentation:class="outline" presentation:user-transformed="true">
          <draw:text-box>
            <text:list text:style-name="L3">
              <text:list-item>
                <text:p>CLDR 2.0 in ICU 4.8</text:p>
                <text:list>
                  <text:list-item>
                    <text:p>20% more data overall, most of the increase in top 55 languages</text:p>
                  </text:list-item>
                  <text:list-item>
                    <text:p>Explicit parent locales, etc.</text:p>
                  </text:list-item>
                  <text:list-item>
                    <text:p>Relative times, with plural support</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8" presentation:class="page"/>
          <draw:frame presentation:style-name="pr4" draw:text-style-name="P5" draw:layer="layout" svg:width="17.271cm" svg:height="12.322cm" svg:x="2.158cm" svg:y="13.271cm" presentation:class="notes" presentation:user-transformed="true">
            <draw:text-box>
              <text:p><text:span text:style-name="T10">Data for top 55 languages increased by &gt;45%.</text:span></text:p>
              <text:p><text:span text:style-name="T10">Explicit parent locales where truncation parents are suboptimal: zh_Hant→root, sr_Latn→root, es_AR-&gt;es-419, pt_AO→pt_PT, …</text:span></text:p>
              <text:p><text:span text:style-name="T10">Data for relative times such as “3 days ago”</text:span></text:p>
              <text:p><text:span text:style-name="T10"/></text:p>
            </draw:text-box>
          </draw:frame>
        </presentation:notes>
      </draw:page>
      <draw:page draw:name="page19"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Java 7 Locale Support</text:p>
          </draw:text-box>
        </draw:frame>
        <draw:frame presentation:style-name="pr7" draw:layer="layout" svg:width="23.992cm" svg:height="13.701cm" svg:x="1.999cm" svg:y="5.501cm" presentation:class="outline" presentation:user-transformed="true">
          <draw:text-box>
            <text:list text:style-name="L3">
              <text:list-item>
                <text:p>Java 7 Locale supports BCP 47 &amp; Unicode locales</text:p>
                <text:list>
                  <text:list-item>
                    <text:p>Full internet language tags</text:p>
                  </text:list-item>
                  <text:list-item>
                    <text:p>-u- Unicode locale extensions</text:p>
                  </text:list-item>
                  <text:list-item>
                    <text:p>With major contribution by ICU team members</text:p>
                  </text:list-item>
                </text:list>
              </text:list-item>
              <text:list-item>
                <text:p>ICU ULocale adds parallel APIs</text:p>
              </text:list-item>
              <text:list-item>
                <text:p>ULocale on Java 7 calls new APIs</text:p>
                <text:list>
                  <text:list-item>
                    <text:p>Fallback code for Java 5 &amp; 6</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9" presentation:class="page"/>
          <draw:frame presentation:style-name="pr4" draw:layer="layout" svg:width="17.271cm" svg:height="12.322cm" svg:x="2.158cm" svg:y="13.271cm" presentation:class="notes" presentation:user-transformed="true">
            <draw:text-box>
              <text:p><text:span text:style-name="T10">Java 7 Locale: forLanguageTag(), toLanguageTag(), and methods for -u- Unicode locale extensions (</text:span><text:span text:style-name="T10"><text:a xlink:href="http://openjdk.java.net/projects/jdk7/features/">http://openjdk.java.net/projects/jdk7/features/</text:a></text:span><text:span text:style-name="T10">)</text:span></text:p>
              <text:p><text:span text:style-name="T10"/></text:p>
              <text:p><text:span text:style-name="T10">ICU ULocale has parallel API; conversion to/from Java Locale calls new Locale API if available (via reflection)</text:span></text:p>
            </draw:text-box>
          </draw:frame>
        </presentation:notes>
      </draw:page>
      <draw:page draw:name="page20"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Collation Optimizations</text:p>
          </draw:text-box>
        </draw:frame>
        <draw:frame presentation:style-name="pr7" draw:layer="layout" svg:width="23.992cm" svg:height="13.531cm" svg:x="1.999cm" svg:y="5.501cm" presentation:class="outline" presentation:user-transformed="true">
          <draw:text-box>
            <text:list text:style-name="L3">
              <text:list-item>
                <text:p>Collation weights</text:p>
                <text:list>
                  <text:list-item>
                    <text:p>Unicode 6.0 would have overflowed</text:p>
                  </text:list-item>
                  <text:list-item>
                    <text:p>Redistributed: Shorter weights for common scripts, room for CJK</text:p>
                  </text:list-item>
                </text:list>
              </text:list-item>
              <text:list-item>
                <text:p>Default order</text:p>
                <text:list>
                  <text:list-item>
                    <text:p>Separate ranges for spaces/punctuation/symbols/digits</text:p>
                  </text:list-item>
                </text:list>
              </text:list-item>
              <text:list-item>
                <text:p>Smaller data</text:p>
                <text:list>
                  <text:list-item>
                    <text:p>More compact rules, import</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0" presentation:class="page"/>
          <draw:frame presentation:style-name="pr4" draw:layer="layout" svg:width="17.271cm" svg:height="12.322cm" svg:x="2.158cm" svg:y="13.271cm" presentation:class="notes" presentation:user-transformed="true">
            <draw:text-box>
              <text:p><text:span text:style-name="T12">Repertoire outgrew available space for 2-byte primary weights. New weights use 3-byte primaries for rare/ancient scripts, re-expand large range for CJK tailorings. Lead bytes optimized for script reordering.</text:span></text:p>
              <text:p><text:span text:style-name="T12">Default order:</text:span></text:p>
              <text:list text:style-name="L5">
                <text:list-item>
                  <text:p><text:span text:style-name="T12">Disjoint categories (spaces, punctuation, symbols, currency symbols, numbers, letters).</text:span></text:p>
                </text:list-item>
                <text:list-item>
                  <text:p><text:span text:style-name="T12">Symbols no longer “variable” by default.</text:span></text:p>
                </text:list-item>
                <text:list-item>
                  <text:p><text:span text:style-name="T12">Special characters for minimum (U+FFFE) and maximum (U+FFFF) weights.</text:span></text:p>
                </text:list-item>
              </text:list>
              <text:p><text:span text:style-name="T12">Additional rule syntax for ranges of consecutive code points and sharing sub-rules.</text:span></text:p>
              <text:p><text:span text:style-name="T12">Java: The Collator is now Freezable, which makes it thread-safe.</text:span></text:p>
            </draw:text-box>
          </draw:frame>
        </presentation:notes>
      </draw:page>
      <draw:page draw:name="page21"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Collation Script Reordering</text:p>
          </draw:text-box>
        </draw:frame>
        <draw:frame presentation:style-name="pr7" draw:layer="layout" svg:width="23.992cm" svg:height="12.754cm" svg:x="2.019cm" svg:y="5.104cm" presentation:class="outline" presentation:user-transformed="true">
          <draw:text-box>
            <text:list text:style-name="L3">
              <text:list-item>
                <text:p><text:span text:style-name="T13">Allows for entire script blocks to be reordered</text:span></text:p>
                <text:list>
                  <text:list-item>
                    <text:p><text:span text:style-name="T14">Scripts: Han, Greek, Latin, …</text:span></text:p>
                  </text:list-item>
                  <text:list-item>
                    <text:p><text:span text:style-name="T14">Special Groups: Symbols, digits, …</text:span></text:p>
                  </text:list-item>
                </text:list>
              </text:list-item>
              <text:list-item>
                <text:p>Available via API &amp; custom data</text:p>
                <text:list>
                  <text:list-item>
                    <text:p>CLDR/ICU data not yet changed</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1" presentation:class="page"/>
          <draw:frame presentation:style-name="pr4" draw:layer="layout" svg:width="17.271cm" svg:height="12.322cm" svg:x="2.158cm" svg:y="13.271cm" presentation:class="notes" presentation:user-transformed="true">
            <draw:text-box>
              <text:p>New API and syntax for reordering scripts (Latin, Greek, Han, …) and sub-categories of “common” characters (symbols, digits, …)</text:p>
              <text:p>Allows sorting native script first for each language</text:p>
              <text:p>Allows sorting digits after letters (as in German standard) etc.</text:p>
              <text:p>Able to mix “before” and “after” rules as well as specific sorting of specific scripts</text:p>
              <text:p>All scripts sharing a leading collation byte move together — e.g. Deseret, Shavian, Yii, Bopomofo</text:p>
              <text:p>Default collation data does not yet include such reorderings</text:p>
            </draw:text-box>
          </draw:frame>
        </presentation:notes>
      </draw:page>
      <draw:page draw:name="page2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Reordering Examples</text:p>
          </draw:text-box>
        </draw:frame>
        <draw:frame presentation:style-name="pr3" draw:layer="layout" svg:width="23.992cm" svg:height="13.005cm" svg:x="1.999cm" svg:y="5.501cm" presentation:class="outline">
          <draw:text-box>
            <text:list text:style-name="L3">
              <text:list-item>
                <text:p>Sort Greek before all other scripts</text:p>
                <text:list>
                  <text:list-item>
                    <text:p><text:span text:style-name="T15">[reorder Grek]</text:span></text:p>
                  </text:list-item>
                </text:list>
              </text:list-item>
              <text:list-item>
                <text:p>Sort Romaji/Kana/Kanji first before other scripts</text:p>
                <text:list>
                  <text:list-item>
                    <text:p><text:span text:style-name="T15">[reorder Latn Kana Hani]</text:span></text:p>
                  </text:list-item>
                </text:list>
              </text:list-item>
              <text:list-item>
                <text:p>Sort digits after all scripts</text:p>
                <text:list>
                  <text:list-item>
                    <text:p><text:span text:style-name="T15">[reorder Zzzz digit]</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2" presentation:class="page"/>
          <draw:frame presentation:style-name="pr4" draw:layer="layout" svg:width="17.271cm" svg:height="12.322cm" svg:x="2.158cm" svg:y="13.271cm" presentation:class="notes" presentation:placeholder="true">
            <draw:text-box/>
          </draw:frame>
        </presentation:notes>
      </draw:page>
      <draw:page draw:name="page23"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AlphabeticIndex</text:p>
          </draw:text-box>
        </draw:frame>
        <draw:frame presentation:style-name="pr7" draw:layer="layout" svg:width="23.992cm" svg:height="12.754cm" svg:x="1.999cm" svg:y="5.501cm" presentation:class="outline" presentation:user-transformed="true">
          <draw:text-box>
            <text:list text:style-name="L3">
              <text:list-item>
                <text:p>Index: A B C … 一 丁 万 …</text:p>
                <text:list>
                  <text:list-item>
                    <text:p>Sorts strings into index buckets</text:p>
                  </text:list-item>
                </text:list>
              </text:list-item>
              <text:list-item>
                <text:p>Matches collation for the language</text:p>
              </text:list-item>
              <text:list-item>
                <text:p>Chinese: Pinyin, stroke, radical/stroke</text:p>
              </text:list-item>
            </text:list>
          </draw:text-box>
        </draw:frame>
        <presentation:notes draw:style-name="dp2">
          <office:forms form:automatic-focus="false" form:apply-design-mode="false"/>
          <draw:page-thumbnail draw:style-name="gr3" draw:layer="layout" svg:width="15.265cm" svg:height="10.476cm" svg:x="3.161cm" svg:y="2.123cm" draw:page-number="23" presentation:class="page"/>
          <draw:frame presentation:style-name="pr4" draw:layer="layout" svg:width="17.271cm" svg:height="12.322cm" svg:x="2.158cm" svg:y="13.271cm" presentation:class="notes" presentation:user-transformed="true">
            <draw:text-box>
              <text:p><text:span text:style-name="T12">The AlphabeticIndex provides index characters for lists of names, and sorts name strings into the resulting index “buckets”. Index characters and sort order are based on the language's collation tailoring.</text:span></text:p>
              <text:p><text:span text:style-name="T12">For Chinese, special CLDR data supports custom index characters for the Pinyin, stroke and radical/stroke sort orders.</text:span></text:p>
            </draw:text-box>
          </draw:frame>
        </presentation:notes>
      </draw:page>
      <draw:page draw:name="page2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UTS #46</text:p>
          </draw:text-box>
        </draw:frame>
        <draw:frame presentation:style-name="pr3" draw:layer="layout" svg:width="23.992cm" svg:height="13.005cm" svg:x="1.999cm" svg:y="5.501cm" presentation:class="outline">
          <draw:text-box>
            <text:list text:style-name="L3">
              <text:list-item>
                <text:p>Revamped IDNA API supports UTS #46</text:p>
              </text:list-item>
              <text:list-item>
                <text:p>Compatible upgrade from IDNA2003 to IDNA2008</text:p>
                <text:list>
                  <text:list-item>
                    <text:p>Unicode standard mapping</text:p>
                    <text:list>
                      <text:list-item>
                        <text:p>Based on NFKC_Casefold</text:p>
                      </text:list-item>
                    </text:list>
                  </text:list-item>
                  <text:list-item>
                    <text:p>Optional transitional mappings (ß ς J NJ)</text:p>
                    <text:list>
                      <text:list-item>
                        <text:p>fußball.de → fussball.de</text:p>
                      </text:list-item>
                    </text:list>
                  </text:list-item>
                </text:list>
              </text:list-item>
              <text:list-item>
                <text:p>Improved ICU performance</text:p>
              </text:list-item>
            </text:list>
          </draw:text-box>
        </draw:frame>
        <presentation:notes draw:style-name="dp2">
          <office:forms form:automatic-focus="false" form:apply-design-mode="false"/>
          <draw:page-thumbnail draw:style-name="gr3" draw:layer="layout" svg:width="15.265cm" svg:height="10.476cm" svg:x="3.161cm" svg:y="2.123cm" draw:page-number="24" presentation:class="page"/>
          <draw:frame presentation:style-name="pr4" draw:layer="layout" svg:width="17.271cm" svg:height="12.322cm" svg:x="2.158cm" svg:y="13.271cm" presentation:class="notes" presentation:user-transformed="true">
            <draw:text-box>
              <text:p><text:span text:style-name="T10">IDNA was upgraded from Unicode 3.2 to Unicode 6.0 and later, but the spec makes incompatible changes and drops the standard mapping table.</text:span></text:p>
              <text:p><text:span text:style-name="T10">UTS #46 bridges IDNA2003 and IDNA2008 by providing a standard mapping table and adding optional “transitional” mappings for ß, ς, ZWJ and ZWNJ.</text:span></text:p>
              <text:p><text:span text:style-name="T10">The new ICU API uses a factory to resolve options early and returns a set of errors. In C++, there is special API and a fastpath for UTF-8.</text:span></text:p>
              <text:p><text:span text:style-name="T10">The UTS #46 implementation is built around a custom normalization table (Normalizer2), reducing the number of passes over the strings.</text:span></text:p>
            </draw:text-box>
          </draw:frame>
        </presentation:notes>
      </draw:page>
      <draw:page draw:name="page25"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Regular Expressions (C)</text:p>
          </draw:text-box>
        </draw:frame>
        <draw:frame presentation:style-name="pr7" draw:layer="layout" svg:width="23.992cm" svg:height="12.754cm" svg:x="1.999cm" svg:y="5.501cm" presentation:class="outline" presentation:user-transformed="true">
          <draw:text-box>
            <text:list text:style-name="L3">
              <text:list-item>
                <text:p>UText API finalized</text:p>
                <text:list>
                  <text:list-item>
                    <text:p>Supports 64-bit offsets &amp; indexes</text:p>
                  </text:list-item>
                </text:list>
              </text:list-item>
              <text:list-item>
                <text:p>Find-progress callback</text:p>
              </text:list-item>
              <text:list-item>
                <text:p>Set start position independently of match region</text:p>
              </text:list-item>
            </text:list>
          </draw:text-box>
        </draw:frame>
        <presentation:notes draw:style-name="dp2">
          <office:forms form:automatic-focus="false" form:apply-design-mode="false"/>
          <draw:page-thumbnail draw:style-name="gr3" draw:layer="layout" svg:width="15.265cm" svg:height="10.476cm" svg:x="3.161cm" svg:y="2.123cm" draw:page-number="25" presentation:class="page"/>
          <draw:frame presentation:style-name="pr4" draw:layer="layout" svg:width="17.271cm" svg:height="12.322cm" svg:x="2.158cm" svg:y="13.271cm" presentation:class="notes" presentation:user-transformed="true">
            <draw:text-box>
              <text:p><text:span text:style-name="T10">In addition to UnicodeString (C++) and UChar* (C), the regex API now also supports the UText interface. This interface supports discontiguous text storage (such as in OS X/iOS Cocoa's NSString) as well as 64-bit lengths and offsets, so there are also some new parallel API that use/return int64_t instead of int32_t.</text:span></text:p>
              <text:p/>
              <text:p><text:span text:style-name="T10">The find-progress callback is invoked after each return from a match attempt, giving clients the opportunity to terminate a long-running find operation.</text:span></text:p>
              <text:p/>
              <text:p><text:span text:style-name="T10">New API allows setting the start position without resetting region limits, so the start need not be at the beginning of a region. This is very useful when resuming a long-running search after it has been interrupted, e.g., in response to a find-progress callback.</text:span></text:p>
              <text:p/>
            </draw:text-box>
          </draw:frame>
        </presentation:notes>
      </draw:page>
      <draw:page draw:name="page26"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MessageFormat</text:p>
          </draw:text-box>
        </draw:frame>
        <draw:frame presentation:style-name="pr7" draw:layer="layout" svg:width="23.992cm" svg:height="13.31cm" svg:x="1.999cm" svg:y="5.501cm" presentation:class="outline" presentation:user-transformed="true">
          <draw:text-box>
            <text:list text:style-name="L3">
              <text:list-item>
                <text:p>Reimplemented Message/Choice/Plural/SelectFormat</text:p>
                <text:list>
                  <text:list-item>
                    <text:p>Common parser, consistent behavior</text:p>
                    <text:list>
                      <text:list-item>
                        <text:p>Single pass parses full message</text:p>
                      </text:list-item>
                    </text:list>
                  </text:list-item>
                  <text:list-item>
                    <text:p>ASCII apostrophe mostly just text</text:p>
                  </text:list-item>
                </text:list>
              </text:list-item>
              <text:list-item>
                <text:p>Extended Plurals</text:p>
                <text:list>
                  <text:list-item>
                    <text:p>Explicit-value variants</text:p>
                    <text:list>
                      <text:list-item>
                        <text:p>=0 (“<text:span text:style-name="T16">no</text:span> file”), =1 (“<text:span text:style-name="T16">one</text:span> file”), …</text:p>
                      </text:list-item>
                    </text:list>
                  </text:list-item>
                  <text:list-item>
                    <text:p>List+: “A, B and 3 others” (offset:2)</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6" presentation:class="page"/>
          <draw:frame presentation:style-name="pr4" draw:layer="layout" svg:width="17.271cm" svg:height="12.322cm" svg:x="2.158cm" svg:y="13.271cm" presentation:class="notes" presentation:user-transformed="true">
            <draw:text-box>
              <text:p><text:span text:style-name="T10">ICU 4.8 reimplements MessageFormat and its complex-type arguments using a new, common parser which parses the entire message at once, not just the top level. The new parser is also public API (class MessagePattern).</text:span></text:p>
              <text:p><text:span text:style-name="T10">ASCII apostrophes are now mostly just text (“O'Brien”) except when quoting a small set of syntax characters. Nested messages now consistently behave the same as the top level. Other details of the syntax have also been regularized, widened and/or documented.</text:span></text:p>
              <text:p><text:span text:style-name="T10">Plural arguments support explicit-value variants in addition to PluralRules keywords, for more natural messages, especially for 0 and 1. They also support a small number of directly mentioned items in addition to “and x others”.</text:span></text:p>
            </draw:text-box>
          </draw:frame>
        </presentation:notes>
      </draw:page>
      <draw:page draw:name="page27"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ASCII Apostrophe</text:p>
          </draw:text-box>
        </draw:frame>
        <draw:frame presentation:style-name="pr7" draw:layer="layout" svg:width="23.992cm" svg:height="12.754cm" svg:x="1.999cm" svg:y="5.501cm" presentation:class="outline" presentation:user-transformed="true">
          <draw:text-box>
            <text:list text:style-name="L3">
              <text:list-item>
                <text:p><text:span text:style-name="T17">Java: </text:span><text:span text:style-name="T18">"I don''t see {0,choice,0#O''''Brien in {1}}"</text:span></text:p>
                <text:list>
                  <text:list-item>
                    <text:p><text:span text:style-name="T8">Double or quad apostrophe in nested message depending on other contents</text:span></text:p>
                  </text:list-item>
                </text:list>
              </text:list-item>
              <text:list-item>
                <text:p><text:span text:style-name="T17">ICU 4.8: </text:span><text:span text:style-name="T18">"I don't see {0,select,other{O'Brien in {1}}}"</text:span></text:p>
                <text:list>
                  <text:list-item>
                    <text:p><text:span text:style-name="T8">' only starts quoting literal text if</text:span></text:p>
                  </text:list-item>
                  <text:list-item>
                    <text:p><text:span text:style-name="T8">preceding { or } or # (in plural) or | (in choice)</text:span></text:p>
                  </text:list-item>
                  <text:list-item>
                    <text:p><text:span text:style-name="T8">'' still works for single ' output</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7" presentation:class="page"/>
          <draw:frame presentation:style-name="pr4" draw:layer="layout" svg:width="17.271cm" svg:height="12.322cm" svg:x="2.158cm" svg:y="13.271cm" presentation:class="notes" presentation:placeholder="true">
            <draw:text-box/>
          </draw:frame>
        </presentation:notes>
      </draw:page>
      <draw:page draw:name="page28"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Extended Plurals</text:p>
          </draw:text-box>
        </draw:frame>
        <draw:frame presentation:style-name="pr7" draw:layer="layout" svg:width="23.992cm" svg:height="12.754cm" svg:x="1.999cm" svg:y="5.501cm" presentation:class="outline" presentation:user-transformed="true">
          <draw:text-box>
            <text:list text:style-name="L3">
              <text:list-item>
                <text:p><text:span text:style-name="T18">"{num_people,plural, </text:span><text:span text:style-name="T19">offset:1</text:span></text:p>
                <text:p><text:span text:style-name="T18"><text:s text:c="2"/></text:span><text:span text:style-name="T19">=0</text:span><text:span text:style-name="T18">{No one went}</text:span></text:p>
                <text:p><text:span text:style-name="T18"><text:s text:c="2"/></text:span><text:span text:style-name="T19">=1</text:span><text:span text:style-name="T18">{{person1} went}</text:span></text:p>
                <text:p><text:span text:style-name="T18"><text:s text:c="2"/></text:span><text:span text:style-name="T19">=2</text:span><text:span text:style-name="T18">{{person1} and {person2} went}</text:span></text:p>
                <text:p><text:span text:style-name="T18"><text:s/></text:span><text:span text:style-name="T18">other{</text:span><text:span text:style-name="T19">{person1} and # others</text:span><text:span text:style-name="T18"> went}}."</text:span></text:p>
              </text:list-item>
              <text:list-item>
                <text:p/>
              </text:list-item>
              <text:list-item>
                <text:p>"<text:span text:style-name="T15">#</text:span>" = remainder = <text:span text:style-name="T15">num_people</text:span> - offset</text:p>
              </text:list-item>
            </text:list>
          </draw:text-box>
        </draw:frame>
        <presentation:notes draw:style-name="dp2">
          <office:forms form:automatic-focus="false" form:apply-design-mode="false"/>
          <draw:page-thumbnail draw:style-name="gr3" draw:layer="layout" svg:width="15.265cm" svg:height="10.476cm" svg:x="3.161cm" svg:y="2.123cm" draw:page-number="28" presentation:class="page"/>
          <draw:frame presentation:style-name="pr4" draw:layer="layout" svg:width="17.271cm" svg:height="12.322cm" svg:x="2.158cm" svg:y="13.271cm" presentation:class="notes" presentation:placeholder="true">
            <draw:text-box/>
          </draw:frame>
        </presentation:notes>
      </draw:page>
      <draw:page draw:name="page29"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Formatting Improvements</text:p>
          </draw:text-box>
        </draw:frame>
        <draw:frame presentation:style-name="pr3" draw:layer="layout" svg:width="23.992cm" svg:height="13.005cm" svg:x="1.999cm" svg:y="5.501cm" presentation:class="outline">
          <draw:text-box>
            <text:list text:style-name="L3">
              <text:list-item>
                <text:p>Alternate number symbols</text:p>
                <text:list>
                  <text:list-item>
                    <text:p>Based on numbering system</text:p>
                  </text:list-item>
                  <text:list-item>
                    <text:p>For date formatting, etc.</text:p>
                  </text:list-item>
                </text:list>
              </text:list-item>
              <text:list-item>
                <text:p>Improved parsing of numbers and dates/times</text:p>
                <text:list>
                  <text:list-item>
                    <text:p>More consistent between C and J</text:p>
                  </text:list-item>
                  <text:list-item>
                    <text:p>Adds lenient number parsing for C</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9" presentation:class="page"/>
          <draw:frame presentation:style-name="pr4" draw:layer="layout" svg:width="17.271cm" svg:height="12.322cm" svg:x="2.158cm" svg:y="13.271cm" presentation:class="notes" presentation:user-transformed="true">
            <draw:text-box>
              <text:p><text:span text:style-name="T12">When switching the numbering system, for example between Latn (ASCII digits) and Arab (Arabic-Indic digits), some of the symbols need to change as well, especially the decimal and grouping (thousands) separator.</text:span></text:p>
            </draw:text-box>
          </draw:frame>
        </presentation:notes>
      </draw:page>
      <draw:page draw:name="page30"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C++ RTTI</text:p>
          </draw:text-box>
        </draw:frame>
        <draw:frame presentation:style-name="pr7" draw:layer="layout" svg:width="23.992cm" svg:height="12.754cm" svg:x="1.999cm" svg:y="5.501cm" presentation:class="outline" presentation:user-transformed="true">
          <draw:text-box>
            <text:list text:style-name="L3">
              <text:list-item>
                <text:p>Compiler RTTI used &amp; required</text:p>
                <text:list>
                  <text:list-item>
                    <text:p>dynamic_cast&lt;pointer&gt;</text:p>
                  </text:list-item>
                  <text:list-item>
                    <text:p>typeid(*this) == typeid(that)</text:p>
                  </text:list-item>
                </text:list>
              </text:list-item>
              <text:list-item>
                <text:p>No new “poor man's RTTI”</text:p>
                <text:list>
                  <text:list-item>
                    <text:p>Did not support is-subtype-of</text:p>
                  </text:list-item>
                  <text:list-item>
                    <text:p>No getDynamicClassID() in new class hierarchies</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30" presentation:class="page"/>
          <draw:frame presentation:style-name="pr4" draw:layer="layout" svg:width="17.271cm" svg:height="12.322cm" svg:x="2.158cm" svg:y="13.271cm" presentation:class="notes" presentation:user-transformed="true">
            <draw:text-box>
              <text:p><text:span text:style-name="T10">ICU4C was started when few C++ compilers supported RTTI reliably. ICU instead used a “poor man's RTTI” API. It only supports is-same-type-as, not is-subtype-of. (All known subtypes had to be tested, which was fragile.)</text:span></text:p>
              <text:p><text:span text:style-name="T10">Modern compilers all support RTTI.</text:span></text:p>
              <text:p><text:span text:style-name="T10">ICU4C 4.6 requires and uses compiler RTTI. It uses dynamic_cast on pointers, not references (which would throw exceptions). It uses equality of typeid in polymorphic operator== (but does not otherwise use the type_info class).</text:span></text:p>
              <text:p><text:span text:style-name="T10">Existing “poor man's RTTI” remains supported. In particular, new classes in existing hierarchies continue to be added with “poor man's RTTI”.</text:span></text:p>
              <text:p><text:span text:style-name="T10">New class hierarchies (e.g., Normalizer2) are added without “poor man's RTTI”.</text:span></text:p>
            </draw:text-box>
          </draw:frame>
        </presentation:notes>
      </draw:page>
      <draw:page draw:name="page31" draw:style-name="dp1" draw:master-page-name="lyt-greenmosaic">
        <office:forms form:automatic-focus="false" form:apply-design-mode="false"/>
        <draw:frame draw:style-name="gr11" draw:text-style-name="P4" draw:layer="layout" svg:width="10.836cm" svg:height="2.957cm" svg:x="8.087cm" svg:y="10.334cm">
          <draw:text-box>
            <text:list text:style-name="L4">
              <text:list-item>
                <text:p><text:span text:style-name="T5">Version Numbers</text:span></text:p>
              </text:list-item>
              <text:list-item>
                <text:p><text:span text:style-name="T5">Release Schedule</text:span></text:p>
              </text:list-item>
              <text:list-item>
                <text:p><text:span text:style-name="T5">ICU 49 Release Summary</text:span></text:p>
              </text:list-item>
            </text:list>
          </draw:text-box>
        </draw:frame>
        <draw:frame draw:style-name="gr5" draw:text-style-name="P1" draw:layer="layout" svg:width="17.147cm" svg:height="2.377cm" svg:x="4.446cm" svg:y="5.244cm">
          <draw:text-box>
            <text:p><text:span text:style-name="T1">What's next for ICU?</text:span></text:p>
          </draw:text-box>
        </draw:frame>
        <presentation:notes draw:style-name="dp2">
          <office:forms form:automatic-focus="false" form:apply-design-mode="false"/>
          <draw:page-thumbnail draw:style-name="gr3" draw:layer="layout" svg:width="15.265cm" svg:height="10.476cm" svg:x="3.161cm" svg:y="2.123cm" draw:page-number="31" presentation:class="page"/>
          <draw:frame presentation:style-name="pr1" draw:text-style-name="P5" draw:layer="layout" svg:width="17.271cm" svg:height="12.573cm" svg:x="2.158cm" svg:y="13.271cm" presentation:class="notes" presentation:placeholder="true">
            <draw:text-box/>
          </draw:frame>
        </presentation:notes>
      </draw:page>
      <draw:page draw:name="page3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Version Numbers</text:p>
          </draw:text-box>
        </draw:frame>
        <draw:frame presentation:style-name="pr3" draw:layer="layout" svg:width="23.992cm" svg:height="13.005cm" svg:x="1.999cm" svg:y="5.501cm" presentation:class="outline">
          <draw:text-box>
            <text:list text:style-name="L3">
              <text:list-item>
                <text:p>… 4.4 <text:span text:style-name="T20">→ 4.6 → 4.8 → 49 → 50 → 51 …</text:span></text:p>
              </text:list-item>
              <text:list-item>
                <text:p><text:span text:style-name="T20">Users confused by old scheme</text:span></text:p>
              </text:list-item>
              <text:list-item>
                <text:p><text:span text:style-name="T20">Combine first two fields into one</text:span></text:p>
              </text:list-item>
              <text:list-item>
                <text:p><text:span text:style-name="T20">Pre-release milestones used “odd minor” versions, now xx.0</text:span></text:p>
              </text:list-item>
              <text:list-item>
                <text:p><text:span text:style-name="T20">CLDR: … 1.9 → 2.0 → 21 → 22 …</text:span></text:p>
              </text:list-item>
            </text:list>
          </draw:text-box>
        </draw:frame>
        <presentation:notes draw:style-name="dp2">
          <office:forms form:automatic-focus="false" form:apply-design-mode="false"/>
          <draw:page-thumbnail draw:style-name="gr3" draw:layer="layout" svg:width="15.265cm" svg:height="10.476cm" svg:x="3.161cm" svg:y="2.123cm" draw:page-number="32" presentation:class="page"/>
          <draw:frame presentation:style-name="pr4" draw:layer="layout" svg:width="17.271cm" svg:height="12.322cm" svg:x="2.158cm" svg:y="13.271cm" presentation:class="notes">
            <draw:text-box>
              <text:p><text:span text:style-name="T10">From ICU 1.6 (2000) to 4.8 (2011), the first two version fields together identified an ICU release. Versions with even second-field numbers were used for supported releases, odd numbers for development releases or milestones. Library names contained the two concatenated fields (“libicui18n.so.48”).</text:span></text:p>
              <text:p><text:span text:style-name="T10">FAQ: “Can I use 4.7 in production?” – “I will wait until the next major x.0 release”</text:span></text:p>
              <text:p><text:span text:style-name="T10">Change: ICU will use only the first field to identify releases. After 4.8 comes 49. Library names will use the first field (“libicui18n.so.49”). Pre-release milestones will be vv.0.m (e.g., 49.0.1), full release vv.1 (49.1), maintenance updates vv.u (e.g., 49.2).</text:span></text:p>
              <text:p><text:span text:style-name="T10">CLDR is changing as well.</text:span></text:p>
            </draw:text-box>
          </draw:frame>
        </presentation:notes>
      </draw:page>
      <draw:page draw:name="page33"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49 (Preliminary)</text:p>
          </draw:text-box>
        </draw:frame>
        <draw:frame presentation:style-name="pr3" draw:layer="layout" svg:width="23.992cm" svg:height="13.005cm" svg:x="1.999cm" svg:y="5.501cm" presentation:class="outline" presentation:user-transformed="true">
          <draw:text-box>
            <text:list text:style-name="L3">
              <text:list-item>
                <text:p>ETA: End of March 2012</text:p>
              </text:list-item>
              <text:list-item>
                <text:p>Unicode 6.1 &amp; CLDR 21</text:p>
              </text:list-item>
              <text:list-item>
                <text:p>C++: Simpler build &amp; cross-compiling</text:p>
                <text:list>
                  <text:list-item>
                    <text:p>Fixed platform.h (not autoconf'ed)</text:p>
                  </text:list-item>
                  <text:list-item>
                    <text:p>Improved U_HIDE_DRAFT_API</text:p>
                  </text:list-item>
                  <text:list-item>
                    <text:p>Requires namespace support</text:p>
                  </text:list-item>
                  <text:list-item>
                    <text:p>Internal dependencies cleaned up</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33" presentation:class="page"/>
          <draw:frame presentation:style-name="pr4" draw:layer="layout" svg:width="17.271cm" svg:height="12.322cm" svg:x="2.158cm" svg:y="13.271cm" presentation:class="notes" presentation:user-transformed="true">
            <draw:text-box>
              <text:p><text:span text:style-name="T12">The next major ICU release is scheduled for 2012q1. It will support the upcoming Unicode and CLDR releases. We are working on simplifying the C++ build, and on a number of other features.</text:span></text:p>
            </draw:text-box>
          </draw:frame>
        </presentation:notes>
      </draw:page>
      <draw:page draw:name="page3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References</text:p>
          </draw:text-box>
        </draw:frame>
        <draw:frame presentation:style-name="pr3" draw:layer="layout" svg:width="23.992cm" svg:height="13.005cm" svg:x="1.999cm" svg:y="5.501cm" presentation:class="outline">
          <draw:text-box>
            <text:p>ICU Main Site: <text:a xlink:href="http://icu-project.org/">http://icu-project.org</text:a></text:p>
            <text:list text:style-name="L3">
              <text:list-item>
                <text:p>Download ICU Releases</text:p>
              </text:list-item>
              <text:list-item>
                <text:p>User Guide</text:p>
              </text:list-item>
              <text:list-item>
                <text:p>Demonstrations</text:p>
              </text:list-item>
              <text:list-item>
                <text:p>Technical FAQ</text:p>
              </text:list-item>
              <text:list-item>
                <text:p>Bug Report</text:p>
              </text:list-item>
              <text:list-item>
                <text:p>Mailing Lists (design &amp; support)</text:p>
              </text:list-item>
            </text:list>
          </draw:text-box>
        </draw:frame>
        <presentation:notes draw:style-name="dp2">
          <office:forms form:automatic-focus="false" form:apply-design-mode="false"/>
          <draw:page-thumbnail draw:style-name="gr3" draw:layer="layout" svg:width="15.265cm" svg:height="10.476cm" svg:x="3.161cm" svg:y="2.123cm" draw:page-number="34" presentation:class="page"/>
          <draw:frame presentation:style-name="pr4" draw:layer="layout" svg:width="17.271cm" svg:height="12.322cm" svg:x="2.158cm" svg:y="13.271cm" presentation:class="notes">
            <draw:text-box>
              <text:p text:style-name="P6"><text:span text:style-name="T21">If you would like more information about ICU, you can go to our main site on http://icu-project.org <text:s/>There you will find links to download ICU, the ICU User Guide, the technical FAQ, where to get support, demonstrations of how ICU works, and many other topics related to ICUYou can also find more information about Unicode at the unicode.org sit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mosaic_5f_box" draw:display-name="greenmosaic_box" xlink:href="Pictures/10000000000003200000025836E3E01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ndara" style:font-style-name="Regular" style:font-family-generic="swiss"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greenmosaic-background" style:family="presentation">
      <style:graphic-properties draw:stroke="none" draw:fill="bitmap" draw:fill-image-name="greenmosaic_5f_box" draw:fill-image-width="0cm" draw:fill-image-height="0cm"/>
    </style:style>
    <style:style style:name="lyt-greenmosaic-backgroundobjects" style:family="presentation">
      <style:graphic-properties draw:shadow="hidden" draw:shadow-offset-x="0.3cm" draw:shadow-offset-y="0.3cm" draw:shadow-color="#808080"/>
      <style:text-properties style:use-window-font-color="true" fo:font-family="Candara" style:font-style-name="Bold" style:font-family-generic="swiss" style:font-pitch="variable" fo:font-weight="normal"/>
    </style:style>
    <style:style style:name="lyt-greenmosaic-notes" style:family="presentation">
      <style:graphic-properties draw:stroke="none" draw:fill="none">
        <text:list-style style:name="lyt-greenmosa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Candara" style:font-style-name="Regular" style:font-family-generic="swiss"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greenmosaic-outline1" style:family="presentation">
      <style:graphic-properties draw:stroke="none" draw:fill="none">
        <text:list-style style:name="lyt-greenmosaic-outline1">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ndara"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outline2" style:family="presentation" style:parent-style-name="lyt-greenmosaic-outline1">
      <style:paragraph-properties fo:margin-left="2.4cm" fo:margin-right="0cm" fo:margin-top="0cm" fo:margin-bottom="0.4cm" fo:text-indent="-0.8cm"/>
      <style:text-properties fo:font-family="Candara" style:font-family-generic="swiss" style:font-pitch="variable" fo:font-size="28pt" style:font-size-asian="28pt" style:font-size-complex="28pt"/>
    </style:style>
    <style:style style:name="lyt-greenmosaic-outline3" style:family="presentation" style:parent-style-name="lyt-greenmosaic-outline2">
      <style:paragraph-properties fo:margin-left="3.6cm" fo:margin-right="0cm" fo:margin-top="0cm" fo:margin-bottom="0.3cm" fo:text-indent="-0.6cm"/>
      <style:text-properties fo:font-family="Candara" style:font-family-generic="swiss" style:font-pitch="variable" fo:font-size="24pt" style:font-size-asian="24pt" style:font-size-complex="24pt"/>
    </style:style>
    <style:style style:name="lyt-greenmosaic-outline4" style:family="presentation" style:parent-style-name="lyt-greenmosaic-outline3">
      <style:paragraph-properties fo:margin-left="4.8cm" fo:margin-right="0cm" fo:margin-top="0cm" fo:margin-bottom="0.2cm" fo:text-indent="-0.6cm"/>
      <style:text-properties fo:font-family="Candara" style:font-family-generic="swiss" style:font-pitch="variable" fo:font-size="20pt" style:font-size-asian="20pt" style:font-size-complex="20pt"/>
    </style:style>
    <style:style style:name="lyt-greenmosaic-outline5" style:family="presentation" style:parent-style-name="lyt-greenmosaic-outline4">
      <style:paragraph-properties fo:margin-left="6cm" fo:margin-right="0cm" fo:margin-top="0cm" fo:margin-bottom="0.1cm" fo:text-indent="-0.6cm"/>
      <style:text-properties fo:font-family="Candara" style:font-family-generic="swiss" style:font-pitch="variable" fo:font-size="20pt" style:font-size-asian="20pt" style:font-size-complex="20pt"/>
    </style:style>
    <style:style style:name="lyt-greenmosaic-outline6" style:family="presentation" style:parent-style-name="lyt-greenmosaic-outline5">
      <style:paragraph-properties fo:margin-left="7.2cm" fo:margin-right="0cm" fo:margin-top="0cm" fo:margin-bottom="0.1cm" fo:text-indent="-0.6cm"/>
      <style:text-properties fo:font-family="Candara" style:font-family-generic="swiss" style:font-pitch="variable" fo:font-size="20pt" style:font-size-asian="20pt" style:font-size-complex="20pt"/>
    </style:style>
    <style:style style:name="lyt-greenmosaic-outline7" style:family="presentation" style:parent-style-name="lyt-greenmosaic-outline6">
      <style:paragraph-properties fo:margin-left="8.4cm" fo:margin-right="0cm" fo:margin-top="0cm" fo:margin-bottom="0.1cm" fo:text-indent="-0.6cm"/>
      <style:text-properties fo:font-family="Candara" style:font-family-generic="swiss" style:font-pitch="variable" fo:font-size="20pt" style:font-size-asian="20pt" style:font-size-complex="20pt"/>
    </style:style>
    <style:style style:name="lyt-greenmosaic-outline8" style:family="presentation" style:parent-style-name="lyt-greenmosaic-outline7">
      <style:paragraph-properties fo:margin-left="9.6cm" fo:margin-right="0cm" fo:margin-top="0cm" fo:margin-bottom="0.1cm" fo:text-indent="-0.6cm"/>
      <style:text-properties fo:font-family="Candara" style:font-family-generic="swiss" style:font-pitch="variable" fo:font-size="20pt" style:font-size-asian="20pt" style:font-size-complex="20pt"/>
    </style:style>
    <style:style style:name="lyt-greenmosaic-outline9" style:family="presentation" style:parent-style-name="lyt-greenmosaic-outline8">
      <style:paragraph-properties fo:margin-left="10.8cm" fo:margin-right="0cm" fo:margin-top="0cm" fo:margin-bottom="0.1cm" fo:text-indent="-0.6cm"/>
      <style:text-properties fo:font-family="Candara" style:font-family-generic="swiss" style:font-pitch="variable" fo:font-size="20pt" style:font-size-asian="20pt" style:font-size-complex="20pt"/>
    </style:style>
    <style:style style:name="lyt-greenmosaic-subtitle" style:family="presentation">
      <style:graphic-properties draw:stroke="none" draw:fill="none" draw:textarea-vertical-align="middle">
        <text:list-style style:name="lyt-greenmosa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Candara"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title" style:family="presentation">
      <style:graphic-properties draw:stroke="none" draw:fill="none" draw:textarea-vertical-align="middle">
        <text:list-style style:name="lyt-greenmosa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ndara" style:font-family-generic="swiss"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reenmosaic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greenmosaic-outline1">
      <style:graphic-properties draw:fill-color="#ffffff" draw:auto-grow-height="false" fo:min-height="13.86cm"/>
    </style:style>
    <style:style style:name="Mpr5" style:family="presentation" style:parent-style-name="lyt-greenmosaic-backgroundobjects">
      <style:graphic-properties draw:stroke="none" draw:fill="none" draw:fill-color="#ffffff" draw:auto-grow-height="false" fo:min-height="1.449cm"/>
    </style:style>
    <style:style style:name="Mpr6" style:family="presentation" style:parent-style-name="lyt-greenmosaic-backgroundobjects">
      <style:graphic-properties draw:stroke="none" draw:fill="none" draw:fill-color="#ffffff" draw:auto-grow-height="false" fo:min-height="1.485cm"/>
    </style:style>
    <style:style style:name="Mpr7" style:family="presentation" style:parent-style-name="lyt-greenmosa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start" fo:text-indent="0cm"/>
      <style:text-properties fo:font-family="Candara" style:font-family-generic="swiss" style:font-pitch="variable" fo:font-size="14pt" fo:font-weight="normal" style:font-size-asian="14pt" style:font-weight-asian="normal" style:font-size-complex="14pt" style:font-weight-complex="normal"/>
    </style:style>
    <style:style style:name="MP7" style:family="paragraph">
      <style:paragraph-properties fo:margin-left="0cm" fo:margin-right="0cm" fo:text-align="center" fo:text-indent="0cm"/>
      <style:text-properties fo:font-family="Candara" style:font-family-generic="swiss" style:font-pitch="variable" fo:font-size="14pt" fo:font-weight="normal" style:font-size-asian="14pt" style:font-weight-asian="normal" style:font-size-complex="14pt" style:font-weight-complex="normal"/>
    </style:style>
    <style:style style:name="MP8" style:family="paragraph">
      <style:paragraph-properties fo:text-align="end"/>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andara" style:font-family-generic="swiss" style:font-pitch="variable" fo:font-size="14pt" fo:font-weight="normal" style:font-size-asian="14pt" style:font-weight-asian="normal" style:font-size-complex="14pt" style:font-weight-complex="normal"/>
    </style:style>
    <style:style style:name="MT3" style:family="text">
      <style:text-properties fo:font-family="Candar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5e00" fo:font-size="45%"/>
      </text:list-level-style-bullet>
      <text:list-level-style-bullet text:level="2" text:bullet-char="–">
        <style:list-level-properties text:space-before="1.6cm" text:min-label-width="0.8cm"/>
        <style:text-properties fo:font-family="StarSymbol" fo:color="#355e00" fo:font-size="75%"/>
      </text:list-level-style-bullet>
      <text:list-level-style-bullet text:level="3" text:bullet-char="●">
        <style:list-level-properties text:space-before="3cm" text:min-label-width="0.6cm"/>
        <style:text-properties fo:font-family="StarSymbol" fo:color="#355e00" fo:font-size="45%"/>
      </text:list-level-style-bullet>
      <text:list-level-style-bullet text:level="4" text:bullet-char="–">
        <style:list-level-properties text:space-before="4.2cm" text:min-label-width="0.6cm"/>
        <style:text-properties fo:font-family="StarSymbol" fo:color="#355e00" fo:font-size="75%"/>
      </text:list-level-style-bullet>
      <text:list-level-style-bullet text:level="5" text:bullet-char="●">
        <style:list-level-properties text:space-before="5.4cm" text:min-label-width="0.6cm"/>
        <style:text-properties fo:font-family="StarSymbol" fo:color="#355e00" fo:font-size="45%"/>
      </text:list-level-style-bullet>
      <text:list-level-style-bullet text:level="6" text:bullet-char="●">
        <style:list-level-properties text:space-before="6.6cm" text:min-label-width="0.6cm"/>
        <style:text-properties fo:font-family="StarSymbol" fo:color="#355e00" fo:font-size="45%"/>
      </text:list-level-style-bullet>
      <text:list-level-style-bullet text:level="7" text:bullet-char="●">
        <style:list-level-properties text:space-before="7.8cm" text:min-label-width="0.6cm"/>
        <style:text-properties fo:font-family="StarSymbol" fo:color="#355e00" fo:font-size="45%"/>
      </text:list-level-style-bullet>
      <text:list-level-style-bullet text:level="8" text:bullet-char="●">
        <style:list-level-properties text:space-before="9cm" text:min-label-width="0.6cm"/>
        <style:text-properties fo:font-family="StarSymbol" fo:color="#355e00" fo:font-size="45%"/>
      </text:list-level-style-bullet>
      <text:list-level-style-bullet text:level="9" text:bullet-char="●">
        <style:list-level-properties text:space-before="10.2cm" text:min-label-width="0.6cm"/>
        <style:text-properties fo:font-family="StarSymbol" fo:color="#355e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number="1"/>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greenmosaic" style:page-layout-name="PM1" draw:style-name="Mdp2">
      <draw:frame presentation:style-name="lyt-greenmosaic-title" draw:layer="backgroundobjects" svg:width="24.992cm" svg:height="2.964cm" svg:x="1.499cm" svg:y="1.537cm" presentation:class="title" presentation:placeholder="true">
        <draw:text-box/>
      </draw:frame>
      <draw:frame presentation:style-name="Mpr4" draw:text-style-name="MP5" draw:layer="backgroundobjects" svg:width="23.992cm" svg:height="13.004cm" svg:x="1.999cm" svg:y="5.501cm" presentation:class="outline">
        <draw:text-box>
          <text:list text:style-name="ML3">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7" draw:layer="backgroundobjects" svg:width="12.265cm" svg:height="1.27cm" svg:x="1.705cm" svg:y="19.685cm" presentation:class="footer">
        <draw:text-box>
          <text:p text:style-name="MP6"><text:span text:style-name="MT2">Internationalization &amp; Unicode Conference 35</text:span></text:p>
          <text:p text:style-name="MP6"><text:span text:style-name="MT2">October, 2011 — Santa Clara, CA</text:span></text:p>
          <text:p text:style-name="MP6"><text:span text:style-name="MT2"/></text:p>
          <text:p text:style-name="MP7"><text:span text:style-name="MT2"/></text:p>
        </draw:text-box>
      </draw:frame>
      <draw:frame presentation:style-name="Mpr5" draw:text-style-name="MP2" draw:layer="backgroundobjects" svg:width="4.445cm" svg:height="0.899cm" svg:x="22.225cm" svg:y="19.685cm">
        <draw:text-box>
          <text:p text:style-name="MP8"><text:span text:style-name="MT3"><text:page-number>&lt;number&gt;</text:page-number></text:span></text:p>
        </draw:text-box>
      </draw:frame>
      <presentation:notes style:page-layout-name="PM0">
        <draw:page-thumbnail presentation:style-name="lyt-greenmosaic-title" draw:layer="backgroundobjects" svg:width="15.265cm" svg:height="10.476cm" svg:x="3.161cm" svg:y="2.123cm" presentation:class="page"/>
        <draw:frame presentation:style-name="lyt-greenmosaic-notes" draw:layer="backgroundobjects" svg:width="17.271cm" svg:height="12.572cm" svg:x="2.158cm" svg:y="13.271cm" presentation:class="notes" presentation:placeholder="true">
          <draw:text-box/>
        </draw:frame>
        <draw:frame presentation:style-name="Mpr6" draw:text-style-name="MP9" draw:layer="backgroundobjects" svg:width="9.369cm" svg:height="1.396cm" svg:x="0cm" svg:y="0.001cm" presentation:class="header">
          <draw:text-box>
            <text:p text:style-name="MP9"><text:span text:style-name="MT1"><presentation:header/></text:span></text:p>
          </draw:text-box>
        </draw:frame>
        <draw:frame presentation:style-name="Mpr6" draw:text-style-name="MP10" draw:layer="backgroundobjects" svg:width="9.369cm" svg:height="1.396cm" svg:x="12.219cm" svg:y="0.001cm" presentation:class="date-time">
          <draw:text-box>
            <text:p text:style-name="MP10"><text:span text:style-name="MT1"><presentation:date-time/></text:span></text:p>
          </draw:text-box>
        </draw:frame>
        <draw:frame presentation:style-name="Mpr7" draw:text-style-name="MP9" draw:layer="backgroundobjects" svg:width="9.369cm" svg:height="1.396cm" svg:x="0cm" svg:y="26.543cm" presentation:class="footer">
          <draw:text-box>
            <text:p text:style-name="MP9"><text:span text:style-name="MT1"><presentation:footer/></text:span></text:p>
          </draw:text-box>
        </draw:frame>
        <draw:frame presentation:style-name="Mpr7" draw:text-style-name="MP10" draw:layer="backgroundobjects" svg:width="9.369cm" svg:height="1.396cm" svg:x="12.219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Yoshito Umaoka</meta:initial-creator>
    <meta:creation-date>2010-08-26T14:14:38.73</meta:creation-date>
    <meta:editing-duration>PT30H24M33S</meta:editing-duration>
    <meta:editing-cycles>23</meta:editing-cycles>
    <dc:date>2011-08-26T13:58:41</dc:date>
    <meta:generator>OpenOffice.org/3.2$Unix OpenOffice.org_project/320m12$Build-9483</meta:generator>
    <dc:creator>Markus Scherer</dc:creator>
    <meta:document-statistic meta:object-count="170"/>
  </office:meta>
</office:document-meta>
</file>